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04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221" style:family="table-cell" style:parent-style-name="Default" style:data-style-name="N1">
      <style:table-cell-properties fo:background-color="#fcd4d1"/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9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8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1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2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5" style:family="table-cell" style:parent-style-name="Default" style:data-style-name="N2"/>
    <style:style style:name="ce246" style:family="table-cell" style:parent-style-name="Default" style:data-style-name="N2">
      <style:text-properties style:font-name="Arial"/>
    </style:style>
    <style:style style:name="ce247" style:family="table-cell" style:parent-style-name="Default" style:data-style-name="N2">
      <style:table-cell-properties fo:background-color="#ffff99"/>
      <style:text-properties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/>
    </style:style>
    <style:style style:name="ce249" style:family="table-cell" style:parent-style-name="Default" style:data-style-name="N2">
      <style:text-properties style:use-window-font-color="true" style:font-name="Arial"/>
    </style:style>
    <style:style style:name="ce250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51" style:family="table-cell" style:parent-style-name="Default" style:data-style-name="N2">
      <style:table-cell-properties fo:background-color="transparent"/>
      <style:text-properties style:font-name="Arial" fo:font-style="italic" style:font-style-asian="italic" style:font-style-complex="italic"/>
    </style:style>
    <style:style style:name="ce252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253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54" style:family="table-cell" style:parent-style-name="Default" style:data-style-name="N2">
      <style:table-cell-properties fo:background-color="#ffff99"/>
      <style:text-properties style:font-name="Arial" fo:font-style="normal" style:font-style-asian="normal" style:font-style-complex="normal"/>
    </style:style>
    <style:style style:name="ce255" style:family="table-cell" style:parent-style-name="Default" style:data-style-name="N2">
      <style:text-properties style:font-name="Arial" fo:font-style="italic" style:font-style-asian="italic" style:font-style-complex="italic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6"/>
        <table:table-column table:style-name="co27" table:default-cell-style-name="ce246"/>
        <table:table-column table:style-name="co28" table:default-cell-style-name="ce246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1" office:value-type="string" calcext:value-type="string">
            <text:p>Fuel cons.</text:p>
          </table:table-cell>
          <table:table-cell table:style-name="ce241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1" office:value-type="string" calcext:value-type="string">
            <text:p>kG/km</text:p>
          </table:table-cell>
          <table:table-cell table:style-name="ce241" office:value-type="string" calcext:value-type="string">
            <text:p>kG/h/km/h</text:p>
          </table:table-cell>
          <table:table-cell table:style-name="ce241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2" table:formula="of:=([.O3]/([.E3]*0.5))*[.G3]" office:value-type="float" office:value="17.544" calcext:value-type="float">
            <text:p>17.54</text:p>
          </table:table-cell>
          <table:table-cell table:style-name="ce242" table:number-columns-repeated="2"/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4]/([.E4]*0.5))*[.G4]" office:value-type="float" office:value="16" calcext:value-type="float">
            <text:p>16.00</text:p>
          </table:table-cell>
          <table:table-cell table:style-name="ce243"/>
          <table:table-cell/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5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8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4" table:formula="of:=(50*0.45359237)/1.6" office:value-type="float" office:value="14.1747615625" calcext:value-type="float">
            <text:p>14.17</text:p>
          </table:table-cell>
          <table:table-cell table:style-name="ce244" table:formula="of:=[.O5]/[.F4]" office:value-type="float" office:value="1.57395833333333" calcext:value-type="float">
            <text:p>1.57</text:p>
          </table:table-cell>
          <table:table-cell/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6]/([.E6]*0.5))*[.G6]" office:value-type="float" office:value="7.08333333333333" calcext:value-type="float">
            <text:p>7.08</text:p>
          </table:table-cell>
          <table:table-cell table:style-name="ce243"/>
          <table:table-cell/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7]/([.E7]*0.5))*[.G7]" office:value-type="float" office:value="10.08" calcext:value-type="float">
            <text:p>10.08</text:p>
          </table:table-cell>
          <table:table-cell table:style-name="ce243"/>
          <table:table-cell/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8]/([.E8]*0.5))*[.G8]" office:value-type="float" office:value="17.28" calcext:value-type="float">
            <text:p>17.28</text:p>
          </table:table-cell>
          <table:table-cell table:style-name="ce243"/>
          <table:table-cell/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9]/([.E9]*0.5))*[.G9]" office:value-type="float" office:value="12" calcext:value-type="float">
            <text:p>12.00</text:p>
          </table:table-cell>
          <table:table-cell table:style-name="ce243"/>
          <table:table-cell/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2" table:formula="of:=([.O10]/([.E10]*0.5))*[.G10]" office:value-type="float" office:value="5.5" calcext:value-type="float">
            <text:p>5.50</text:p>
          </table:table-cell>
          <table:table-cell table:style-name="ce242"/>
          <table:table-cell table:style-name="ce247"/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2" table:formula="of:=([.O11]/([.E11]*0.5))*[.G11]" office:value-type="float" office:value="6.10169491525424" calcext:value-type="float">
            <text:p>6.10</text:p>
          </table:table-cell>
          <table:table-cell table:style-name="ce242"/>
          <table:table-cell table:style-name="ce247"/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9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4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/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3]/([.E13]*0.5))*[.G13]" office:value-type="float" office:value="8.57142857142857" calcext:value-type="float">
            <text:p>8.57</text:p>
          </table:table-cell>
          <table:table-cell table:style-name="ce243"/>
          <table:table-cell/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2" table:formula="of:=([.O14]/([.E14]*0.5))*[.G14]" office:value-type="float" office:value="7.425" calcext:value-type="float">
            <text:p>7.43</text:p>
          </table:table-cell>
          <table:table-cell table:style-name="ce242"/>
          <table:table-cell table:style-name="ce247"/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5]/([.E15]*0.5))*[.G15]" office:value-type="string" office:string-value="" calcext:value-type="error">
            <text:p>#VALUE!</text:p>
          </table:table-cell>
          <table:table-cell table:style-name="ce243"/>
          <table:table-cell table:style-name="ce248"/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6]/([.E16]*0.5))*[.G16]" office:value-type="float" office:value="17.3309256072727" calcext:value-type="float">
            <text:p>17.33</text:p>
          </table:table-cell>
          <table:table-cell table:style-name="ce243"/>
          <table:table-cell table:style-name="ce248"/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7]/([.E17]*0.5))*[.G17]" office:value-type="string" office:string-value="" calcext:value-type="error">
            <text:p>#VALUE!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8]/([.E18]*0.5))*[.G18]" office:value-type="float" office:value="4.93411764705882" calcext:value-type="float">
            <text:p>4.93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9]/([.E19]*0.5))*[.G19]" office:value-type="float" office:value="7.48928571428571" calcext:value-type="float">
            <text:p>7.49</text:p>
          </table:table-cell>
          <table:table-cell table:style-name="ce243"/>
          <table:table-cell table:style-name="ce248"/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20]/([.E20]*0.5))*[.G20]" office:value-type="float" office:value="12.5" calcext:value-type="float">
            <text:p>12.50</text:p>
          </table:table-cell>
          <table:table-cell table:style-name="ce243"/>
          <table:table-cell table:style-name="ce248"/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21]/([.E21]*0.5))*[.G21]" office:value-type="float" office:value="6.56470588235294" calcext:value-type="float">
            <text:p>6.56</text:p>
          </table:table-cell>
          <table:table-cell table:style-name="ce243"/>
          <table:table-cell table:style-name="ce248"/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22]/([.E22]*0.5))*[.G22]" office:value-type="float" office:value="7.2" calcext:value-type="float">
            <text:p>7.20</text:p>
          </table:table-cell>
          <table:table-cell table:style-name="ce243"/>
          <table:table-cell table:style-name="ce248"/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23]/([.E23]*0.5))*[.G23]" office:value-type="float" office:value="6.35294117647059" calcext:value-type="float">
            <text:p>6.35</text:p>
          </table:table-cell>
          <table:table-cell table:style-name="ce243"/>
          <table:table-cell/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24]/([.E24]*0.5))*[.G24]" office:value-type="float" office:value="11.625" calcext:value-type="float">
            <text:p>11.63</text:p>
          </table:table-cell>
          <table:table-cell table:style-name="ce243"/>
          <table:table-cell/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25]/([.E25]*0.5))*[.G25]" office:value-type="string" office:string-value="" calcext:value-type="error">
            <text:p>#VALUE!</text:p>
          </table:table-cell>
          <table:table-cell table:style-name="ce243"/>
          <table:table-cell table:style-name="ce249"/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26]/([.E26]*0.5))*[.G26]" office:value-type="float" office:value="8.53252444837647" calcext:value-type="float">
            <text:p>8.53</text:p>
          </table:table-cell>
          <table:table-cell table:style-name="ce243"/>
          <table:table-cell table:style-name="ce249"/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2" table:formula="of:=([.O27]/([.E27]*0.5))*[.G27]" office:value-type="float" office:value="7.69282171304348" calcext:value-type="float">
            <text:p>7.69</text:p>
          </table:table-cell>
          <table:table-cell table:style-name="ce242"/>
          <table:table-cell table:style-name="ce247"/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28]/([.E28]*0.5))*[.G28]" office:value-type="float" office:value="8.7375258962963" calcext:value-type="float">
            <text:p>8.74</text:p>
          </table:table-cell>
          <table:table-cell table:style-name="ce243"/>
          <table:table-cell/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29]/([.E29]*0.5))*[.G29]" office:value-type="float" office:value="8.07441009166667" calcext:value-type="float">
            <text:p>8.07</text:p>
          </table:table-cell>
          <table:table-cell table:style-name="ce243"/>
          <table:table-cell/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30]/([.E30]*0.5))*[.G30]" office:value-type="float" office:value="14.6529937391304" calcext:value-type="float">
            <text:p>14.65</text:p>
          </table:table-cell>
          <table:table-cell table:style-name="ce243"/>
          <table:table-cell/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31]/([.E31]*0.5))*[.G31]" office:value-type="float" office:value="8.02141642105263" calcext:value-type="float">
            <text:p>8.02</text:p>
          </table:table-cell>
          <table:table-cell table:style-name="ce243"/>
          <table:table-cell table:style-name="ce248"/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32]/([.E32]*0.5))*[.G32]" office:value-type="float" office:value="7.86226133333333" calcext:value-type="float">
            <text:p>7.86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2" table:formula="of:=([.O33]/([.E33]*0.5))*[.G33]" office:value-type="float" office:value="7.8316762727619" calcext:value-type="float">
            <text:p>7.83</text:p>
          </table:table-cell>
          <table:table-cell table:style-name="ce242"/>
          <table:table-cell table:style-name="ce247"/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34]/([.E34]*0.5))*[.G34]" office:value-type="string" office:string-value="" calcext:value-type="error">
            <text:p>#VALUE!</text:p>
          </table:table-cell>
          <table:table-cell table:style-name="ce243"/>
          <table:table-cell table:style-name="ce249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2" table:formula="of:=([.O35]/([.E35]*0.5))*[.G35]" office:value-type="float" office:value="13.390467832381" calcext:value-type="float">
            <text:p>13.39</text:p>
          </table:table-cell>
          <table:table-cell table:style-name="ce242"/>
          <table:table-cell table:style-name="ce247"/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36]/([.E36]*0.5))*[.G36]" office:value-type="float" office:value="12.9905449949091" calcext:value-type="float">
            <text:p>12.99</text:p>
          </table:table-cell>
          <table:table-cell table:style-name="ce243"/>
          <table:table-cell/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3" table:formula="of:=([.O37]/([.E37]*0.5))*[.G37]" office:value-type="float" office:value="8.3580676288" calcext:value-type="float">
            <text:p>8.36</text:p>
          </table:table-cell>
          <table:table-cell table:style-name="ce243"/>
          <table:table-cell table:style-name="ce250"/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9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4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7"/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39]/([.E39]*0.5))*[.G39]" office:value-type="float" office:value="17.5955896666667" calcext:value-type="float">
            <text:p>17.60</text:p>
          </table:table-cell>
          <table:table-cell table:style-name="ce243"/>
          <table:table-cell/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40]/([.E40]*0.5))*[.G40]" office:value-type="string" office:string-value="" calcext:value-type="error">
            <text:p>#VALUE!</text:p>
          </table:table-cell>
          <table:table-cell table:style-name="ce243"/>
          <table:table-cell table:style-name="ce249"/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41]/([.E41]*0.5))*[.G41]" office:value-type="string" office:string-value="" calcext:value-type="error">
            <text:p>#VALUE!</text:p>
          </table:table-cell>
          <table:table-cell table:style-name="ce243"/>
          <table:table-cell/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3" table:formula="of:=([.O42]/([.E42]*0.5))*[.G42]" office:value-type="float" office:value="17.2755652173913" calcext:value-type="float">
            <text:p>17.28</text:p>
          </table:table-cell>
          <table:table-cell table:style-name="ce243"/>
          <table:table-cell table:style-name="ce248"/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43]/([.E43]*0.5))*[.G43]" office:value-type="float" office:value="10.9902" calcext:value-type="float">
            <text:p>10.99</text:p>
          </table:table-cell>
          <table:table-cell table:style-name="ce243"/>
          <table:table-cell table:style-name="ce248"/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44]/([.E44]*0.5))*[.G44]" office:value-type="string" office:string-value="" calcext:value-type="error">
            <text:p>#VALUE!</text:p>
          </table:table-cell>
          <table:table-cell table:style-name="ce243"/>
          <table:table-cell table:style-name="ce249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45]/([.E45]*0.5))*[.G45]" office:value-type="string" office:string-value="" calcext:value-type="error">
            <text:p>#VALUE!</text:p>
          </table:table-cell>
          <table:table-cell table:style-name="ce243"/>
          <table:table-cell/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46]/([.E46]*0.5))*[.G46]" office:value-type="string" office:string-value="" calcext:value-type="error">
            <text:p>#VALUE!</text:p>
          </table:table-cell>
          <table:table-cell table:style-name="ce243"/>
          <table:table-cell table:style-name="ce249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47]/([.E47]*0.5))*[.G47]" office:value-type="string" office:string-value="" calcext:value-type="error">
            <text:p>#VALUE!</text:p>
          </table:table-cell>
          <table:table-cell table:style-name="ce243"/>
          <table:table-cell table:style-name="ce249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48]/([.E48]*0.5))*[.G48]" office:value-type="string" office:string-value="" calcext:value-type="error">
            <text:p>#VALUE!</text:p>
          </table:table-cell>
          <table:table-cell table:style-name="ce243"/>
          <table:table-cell table:style-name="ce249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3" table:formula="of:=([.O49]/([.E49]*0.5))*[.G49]" office:value-type="float" office:value="10.11056568" calcext:value-type="float">
            <text:p>10.11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0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0]/[.G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0]/[.N50])/([.G50]*[.O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50]/([.E50]*0.5))*[.G50]" office:value-type="string" office:string-value="" calcext:value-type="error">
            <text:p>#VALUE!</text:p>
          </table:table-cell>
          <table:table-cell table:style-name="ce243"/>
          <table:table-cell table:style-name="ce249"/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1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51]/([.E51]*0.5))*[.G51]" office:value-type="string" office:string-value="" calcext:value-type="error">
            <text:p>#VALUE!</text:p>
          </table:table-cell>
          <table:table-cell table:style-name="ce243"/>
          <table:table-cell/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2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2]/[.G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2]/2.5)*0.7457" office:value-type="float" office:value="320.35272" calcext:value-type="float">
            <text:p>320</text:p>
          </table:table-cell>
          <table:table-cell table:style-name="ce78" table:formula="of:=MIN(([.G52]*[.O52])*[.N52]*[.P52];[.L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52]/([.E52]*0.5))*[.G52]" office:value-type="float" office:value="13.2426737560976" calcext:value-type="float">
            <text:p>13.24</text:p>
          </table:table-cell>
          <table:table-cell table:style-name="ce243"/>
          <table:table-cell/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3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53]/([.E53]*0.5))*[.G53]" office:value-type="string" office:string-value="" calcext:value-type="error">
            <text:p>#VALUE!</text:p>
          </table:table-cell>
          <table:table-cell table:style-name="ce243"/>
          <table:table-cell table:style-name="ce249"/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4]/[.G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4]/2.5)*0.7457" office:value-type="float" office:value="262.4864" calcext:value-type="float">
            <text:p>262</text:p>
          </table:table-cell>
          <table:table-cell table:style-name="ce78" table:formula="of:=MIN(([.G54]*[.O54])*[.N54]*[.P54];[.L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54]/([.E54]*0.5))*[.G54]" office:value-type="float" office:value="11.113004" calcext:value-type="float">
            <text:p>11.11</text:p>
          </table:table-cell>
          <table:table-cell table:style-name="ce243"/>
          <table:table-cell table:style-name="ce249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5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5]/[.G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5]/[.N55])/([.G55]*[.O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2" table:formula="of:=([.O55]/([.E55]*0.5))*[.G55]" office:value-type="float" office:value="9.24240632478633" calcext:value-type="float">
            <text:p>9.24</text:p>
          </table:table-cell>
          <table:table-cell table:style-name="ce242"/>
          <table:table-cell table:style-name="ce247"/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6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6]/[.G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6]/2.5)*0.7457" office:value-type="float" office:value="316.1768" calcext:value-type="float">
            <text:p>316</text:p>
          </table:table-cell>
          <table:table-cell table:style-name="ce78" table:formula="of:=MIN(([.G56]*[.O56])*[.N56]*[.P56];[.L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56]/([.E56]*0.5))*[.G56]" office:value-type="float" office:value="11.9573162045217" calcext:value-type="float">
            <text:p>11.96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7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7]/[.G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7]/2.5)*0.7457" office:value-type="float" office:value="364.736784" calcext:value-type="float">
            <text:p>365</text:p>
          </table:table-cell>
          <table:table-cell table:style-name="ce78" table:formula="of:=MIN(([.G57]*[.O57])*[.N57]*[.P57];[.L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57]/([.E57]*0.5))*[.G57]" office:value-type="float" office:value="13.9915686153846" calcext:value-type="float">
            <text:p>13.99</text:p>
          </table:table-cell>
          <table:table-cell table:style-name="ce243"/>
          <table:table-cell table:style-name="ce248"/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58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58]/[.G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58]/2.5)*0.7457" office:value-type="float" office:value="253.538" calcext:value-type="float">
            <text:p>254</text:p>
          </table:table-cell>
          <table:table-cell table:style-name="ce78" table:formula="of:=MIN(([.G58]*[.O58])*[.N58]*[.P58];[.L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58]/([.E58]*0.5))*[.G58]" office:value-type="float" office:value="7.79530251428571" calcext:value-type="float">
            <text:p>7.80</text:p>
          </table:table-cell>
          <table:table-cell table:style-name="ce243"/>
          <table:table-cell/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59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59]/[.G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59]/2.5)*0.7457" office:value-type="float" office:value="299.47312" calcext:value-type="float">
            <text:p>299</text:p>
          </table:table-cell>
          <table:table-cell table:style-name="ce78" table:formula="of:=MIN(([.G59]*[.O59])*[.N59]*[.P59];[.L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59]/([.E59]*0.5))*[.G59]" office:value-type="float" office:value="9.69390902857143" calcext:value-type="float">
            <text:p>9.69</text:p>
          </table:table-cell>
          <table:table-cell table:style-name="ce243"/>
          <table:table-cell table:style-name="ce249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0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0]/[.G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0]/[.N60])/([.G60]*[.O60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2" table:formula="of:=([.O60]/([.E60]*0.5))*[.G60]" office:value-type="float" office:value="2.93333333333333" calcext:value-type="float">
            <text:p>2.93</text:p>
          </table:table-cell>
          <table:table-cell table:style-name="ce242"/>
          <table:table-cell table:style-name="ce247"/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1]/[.G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1]/2.5)*0.7457" office:value-type="float" office:value="328.70456" calcext:value-type="float">
            <text:p>329</text:p>
          </table:table-cell>
          <table:table-cell table:style-name="ce78" table:formula="of:=MIN(([.G61]*[.O61])*[.N61]*[.P61];[.L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61]/([.E61]*0.5))*[.G61]" office:value-type="float" office:value="9.86356421818182" calcext:value-type="float">
            <text:p>9.86</text:p>
          </table:table-cell>
          <table:table-cell table:style-name="ce243"/>
          <table:table-cell/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2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2]/[.G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2]/2.5)*0.7457" office:value-type="float" office:value="355.54976" calcext:value-type="float">
            <text:p>356</text:p>
          </table:table-cell>
          <table:table-cell table:style-name="ce78" table:formula="of:=MIN(([.G62]*[.O62])*[.N62]*[.P62];[.L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62]/([.E62]*0.5))*[.G62]" office:value-type="float" office:value="20.5450494117647" calcext:value-type="float">
            <text:p>20.55</text:p>
          </table:table-cell>
          <table:table-cell table:style-name="ce243"/>
          <table:table-cell/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3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3]/[.G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3]/2.5)*0.7457" office:value-type="float" office:value="256.22252" calcext:value-type="float">
            <text:p>256</text:p>
          </table:table-cell>
          <table:table-cell table:style-name="ce78" table:formula="of:=MIN(([.G63]*[.O63])*[.N63]*[.P63];[.L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63]/([.E63]*0.5))*[.G63]" office:value-type="float" office:value="10.7850303021176" calcext:value-type="float">
            <text:p>10.79</text:p>
          </table:table-cell>
          <table:table-cell table:style-name="ce243"/>
          <table:table-cell table:style-name="ce249"/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4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4]/[.G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4]/2.5)*0.7457" office:value-type="float" office:value="379.71044" calcext:value-type="float">
            <text:p>380</text:p>
          </table:table-cell>
          <table:table-cell table:style-name="ce78" table:formula="of:=MIN(([.G64]*[.O64])*[.N64]*[.P64];[.L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64]/([.E64]*0.5))*[.G64]" office:value-type="float" office:value="11.0449105503614" calcext:value-type="float">
            <text:p>11.04</text:p>
          </table:table-cell>
          <table:table-cell table:style-name="ce243"/>
          <table:table-cell table:style-name="ce249"/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5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5]/[.G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5]/2.5)*0.7457" office:value-type="float" office:value="298.28" calcext:value-type="float">
            <text:p>298</text:p>
          </table:table-cell>
          <table:table-cell table:style-name="ce78" table:formula="of:=MIN(([.G65]*[.O65])*[.N65]*[.P65];[.L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65]/([.E65]*0.5))*[.G65]" office:value-type="float" office:value="12.700576" calcext:value-type="float">
            <text:p>12.70</text:p>
          </table:table-cell>
          <table:table-cell table:style-name="ce243"/>
          <table:table-cell/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6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6]/[.G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6]/2.5)*0.7457" office:value-type="float" office:value="338.84608" calcext:value-type="float">
            <text:p>339</text:p>
          </table:table-cell>
          <table:table-cell table:style-name="ce78" table:formula="of:=MIN(([.G66]*[.O66])*[.N66]*[.P66];[.L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66]/([.E66]*0.5))*[.G66]" office:value-type="float" office:value="8.58761195016393" calcext:value-type="float">
            <text:p>8.59</text:p>
          </table:table-cell>
          <table:table-cell table:style-name="ce243"/>
          <table:table-cell/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67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67]/[.G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67]/2.5)*0.7457" office:value-type="float" office:value="305.14044" calcext:value-type="float">
            <text:p>305</text:p>
          </table:table-cell>
          <table:table-cell table:style-name="ce78" table:formula="of:=MIN(([.G67]*[.O67])*[.N67]*[.P67];[.L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67]/([.E67]*0.5))*[.G67]" office:value-type="float" office:value="7.79166666666667" calcext:value-type="float">
            <text:p>7.79</text:p>
          </table:table-cell>
          <table:table-cell table:style-name="ce243"/>
          <table:table-cell table:style-name="ce249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68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68]/[.G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68]/2.5)*0.7457" office:value-type="float" office:value="286.3488" calcext:value-type="float">
            <text:p>286</text:p>
          </table:table-cell>
          <table:table-cell table:style-name="ce78" table:formula="of:=MIN(([.G68]*[.O68])*[.N68]*[.P68];[.L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68]/([.E68]*0.5))*[.G68]" office:value-type="float" office:value="7.4021481266087" calcext:value-type="float">
            <text:p>7.40</text:p>
          </table:table-cell>
          <table:table-cell table:style-name="ce243"/>
          <table:table-cell table:style-name="ce249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6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69]/[.G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69]/2.5)*0.7457" office:value-type="float" office:value="319.60702" calcext:value-type="float">
            <text:p>320</text:p>
          </table:table-cell>
          <table:table-cell table:style-name="ce78" table:formula="of:=MIN(([.G69]*[.O69])*[.N69]*[.P69];[.L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69]/([.E69]*0.5))*[.G69]" office:value-type="float" office:value="8.42706094413913" calcext:value-type="float">
            <text:p>8.43</text:p>
          </table:table-cell>
          <table:table-cell table:style-name="ce243"/>
          <table:table-cell/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0]/[.G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0]/2.5)*0.7457" office:value-type="float" office:value="328.70456" calcext:value-type="float">
            <text:p>329</text:p>
          </table:table-cell>
          <table:table-cell table:style-name="ce78" table:formula="of:=MIN(([.G70]*[.O70])*[.N70]*[.P70];[.L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70]/([.E70]*0.5))*[.G70]" office:value-type="float" office:value="8.1577840812" calcext:value-type="float">
            <text:p>8.16</text:p>
          </table:table-cell>
          <table:table-cell table:style-name="ce243"/>
          <table:table-cell/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1]/[.G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1]/2.5)*0.7457" office:value-type="float" office:value="250.5552" calcext:value-type="float">
            <text:p>251</text:p>
          </table:table-cell>
          <table:table-cell table:style-name="ce78" table:formula="of:=MIN(([.G71]*[.O71])*[.N71]*[.P71];[.L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71]/([.E71]*0.5))*[.G71]" office:value-type="float" office:value="10.4768865792" calcext:value-type="float">
            <text:p>10.48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2]/[.G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2]/2.5)*0.7457" office:value-type="float" office:value="323.6338" calcext:value-type="float">
            <text:p>324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72]/([.E72]*0.5))*[.G72]" office:value-type="float" office:value="8.730738816" calcext:value-type="float">
            <text:p>8.73</text:p>
          </table:table-cell>
          <table:table-cell table:style-name="ce243"/>
          <table:table-cell table:style-name="ce248"/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3]/[.G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3]/2.5)*0.7457" office:value-type="float" office:value="269.7853116" calcext:value-type="float">
            <text:p>270</text:p>
          </table:table-cell>
          <table:table-cell table:style-name="ce78" table:formula="of:=MIN(([.G73]*[.O73])*[.N73]*[.P73];[.L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73]/([.E73]*0.5))*[.G73]" office:value-type="float" office:value="9.88370991258353" calcext:value-type="float">
            <text:p>9.88</text:p>
          </table:table-cell>
          <table:table-cell table:style-name="ce243"/>
          <table:table-cell/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4]/[.G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4]/2.5)*0.7457" office:value-type="float" office:value="323.33552" calcext:value-type="float">
            <text:p>323</text:p>
          </table:table-cell>
          <table:table-cell table:style-name="ce78" table:formula="of:=MIN(([.G74]*[.O74])*[.N74]*[.P74];[.L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74]/([.E74]*0.5))*[.G74]" office:value-type="float" office:value="8.33548387096774" calcext:value-type="float">
            <text:p>8.34</text:p>
          </table:table-cell>
          <table:table-cell table:style-name="ce243"/>
          <table:table-cell table:style-name="ce249"/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5]/[.G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5]/2.5)*0.7457" office:value-type="float" office:value="337.65296" calcext:value-type="float">
            <text:p>338</text:p>
          </table:table-cell>
          <table:table-cell table:style-name="ce78" table:formula="of:=MIN(([.G75]*[.O75])*[.N75]*[.P75];[.L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75]/([.E75]*0.5))*[.G75]" office:value-type="float" office:value="19.3083081081081" calcext:value-type="float">
            <text:p>19.31</text:p>
          </table:table-cell>
          <table:table-cell table:style-name="ce243"/>
          <table:table-cell table:style-name="ce249"/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7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76]/[.G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76]/2.5)*0.7457" office:value-type="float" office:value="301.78479" calcext:value-type="float">
            <text:p>302</text:p>
          </table:table-cell>
          <table:table-cell table:style-name="ce78" table:formula="of:=MIN(([.G76]*[.O76])*[.N76]*[.P76];[.L7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3" table:formula="of:=([.O76]/([.E76]*0.5))*[.G76]" office:value-type="float" office:value="8.26344024615385" calcext:value-type="float">
            <text:p>8.26</text:p>
          </table:table-cell>
          <table:table-cell table:style-name="ce243" table:formula="of:=[.O76]/[.F76]" office:value-type="float" office:value="0.503868307692308" calcext:value-type="float">
            <text:p>0.50</text:p>
          </table:table-cell>
          <table:table-cell table:style-name="ce250"/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77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77]/[.G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7]/2.5)*0.7457" office:value-type="float" office:value="336.45984" calcext:value-type="float">
            <text:p>336</text:p>
          </table:table-cell>
          <table:table-cell table:style-name="ce78" table:formula="of:=MIN(([.G77]*[.O77])*[.N77]*[.P77];[.L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77]/([.E77]*0.5))*[.G77]" office:value-type="float" office:value="12.8220036332651" calcext:value-type="float">
            <text:p>12.82</text:p>
          </table:table-cell>
          <table:table-cell table:style-name="ce243"/>
          <table:table-cell/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78]/[.G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8]/2.5)*0.7457" office:value-type="float" office:value="327.21316" calcext:value-type="float">
            <text:p>327</text:p>
          </table:table-cell>
          <table:table-cell table:style-name="ce78" table:formula="of:=MIN(([.G78]*[.O78])*[.N78]*[.P78];[.L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78]/([.E78]*0.5))*[.G78]" office:value-type="float" office:value="13.096108224" calcext:value-type="float">
            <text:p>13.10</text:p>
          </table:table-cell>
          <table:table-cell table:style-name="ce243"/>
          <table:table-cell/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79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79]/[.G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79]/2.5)*0.7457" office:value-type="float" office:value="93.06336" calcext:value-type="float">
            <text:p>93</text:p>
          </table:table-cell>
          <table:table-cell table:style-name="ce78" table:formula="of:=MIN(([.G79]*[.O79])*[.N79]*[.P79];[.L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79]/([.E79]*0.5))*[.G79]" office:value-type="float" office:value="11.4591473684211" calcext:value-type="float">
            <text:p>11.46</text:p>
          </table:table-cell>
          <table:table-cell table:style-name="ce243"/>
          <table:table-cell table:style-name="ce249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80]/2" office:value-type="float" office:value="64" calcext:value-type="float">
            <text:p>64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0]/[.G80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0]/2.5)*0.7457" office:value-type="float" office:value="365.393" calcext:value-type="float">
            <text:p>365</text:p>
          </table:table-cell>
          <table:table-cell table:style-name="ce78" table:formula="of:=MIN(([.G80]*[.O80])*[.N80]*[.P80];[.L80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80]/([.E80]*0.5))*[.G80]" office:value-type="float" office:value="8.35" calcext:value-type="float">
            <text:p>8.35</text:p>
          </table:table-cell>
          <table:table-cell table:style-name="ce243" table:formula="of:=[.O80]/[.F80]" office:value-type="float" office:value="0.521875" calcext:value-type="float">
            <text:p>0.52</text:p>
          </table:table-cell>
          <table:table-cell table:style-name="ce248"/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1]/[.G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9" table:formula="of:=MIN([.T81]*[.F81]/[.G81]; 68)" office:value-type="float" office:value="32.5256568431303" calcext:value-type="float">
            <text:p>32.53</text:p>
          </table:table-cell>
          <table:table-cell table:style-name="ce92" table:formula="of:=([.M81]/[.N81])/([.G81]*[.O81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4" table:formula="of:=(27*0.45359237)/1.6" office:value-type="float" office:value="7.65437124375" calcext:value-type="float">
            <text:p>7.65</text:p>
          </table:table-cell>
          <table:table-cell table:style-name="ce243" table:formula="of:=[.O81]/[.F81]" office:value-type="float" office:value="0.433675424575071" calcext:value-type="float">
            <text:p>0.43</text:p>
          </table:table-cell>
          <table:table-cell table:style-name="ce247"/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2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2]/[.G82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2]/2.5)*0.7457" office:value-type="float" office:value="26.8452" calcext:value-type="float">
            <text:p>27</text:p>
          </table:table-cell>
          <table:table-cell table:style-name="ce78" table:formula="of:=MIN(([.G82]*[.O82])*[.N82]*[.P82];[.L82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82]/([.E82]*0.5))*[.G82]" office:value-type="float" office:value="2.2" calcext:value-type="float">
            <text:p>2.20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3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3]/[.G83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3]/2.5)*0.7457" office:value-type="float" office:value="391.34336" calcext:value-type="float">
            <text:p>391</text:p>
          </table:table-cell>
          <table:table-cell table:style-name="ce78" table:formula="of:=MIN(([.G83]*[.O83])*[.N83]*[.P83];[.L83])" office:value-type="float" office:value="233.224913048701" calcext:value-type="float">
            <text:p>23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83]/([.E83]*0.5))*[.G83]" office:value-type="float" office:value="18.24724412544" calcext:value-type="float">
            <text:p>18.25</text:p>
          </table:table-cell>
          <table:table-cell table:style-name="ce243"/>
          <table:table-cell/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84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84]/[.G84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84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84]/[.N84])/([.G84]*[.O84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4" table:formula="of:=(2.84*0.45359237)/1.6" office:value-type="float" office:value="0.80512645675" calcext:value-type="float">
            <text:p>0.81</text:p>
          </table:table-cell>
          <table:table-cell table:style-name="ce243" table:formula="of:=[.O84]/[.F84]" office:value-type="float" office:value="0.733333333333333" calcext:value-type="float">
            <text:p>0.73</text:p>
          </table:table-cell>
          <table:table-cell table:style-name="ce247"/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85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85]/[.G85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85]/2.5)*0.7457" office:value-type="float" office:value="157.49184" calcext:value-type="float">
            <text:p>157</text:p>
          </table:table-cell>
          <table:table-cell table:style-name="ce221" table:formula="of:=MIN(([.G85]*[.O85])*[.N85]*[.P85];[.L85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85]/([.E85]*0.5))*[.G85]" office:value-type="float" office:value="7.70359307294118" calcext:value-type="float">
            <text:p>7.70</text:p>
          </table:table-cell>
          <table:table-cell table:style-name="ce243"/>
          <table:table-cell/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86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86]/[.G86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86]/2.5)*0.7457" office:value-type="float" office:value="334.96844" calcext:value-type="float">
            <text:p>335</text:p>
          </table:table-cell>
          <table:table-cell table:style-name="ce221" table:formula="of:=MIN(([.G86]*[.O86])*[.N86]*[.P86];[.L86])" office:value-type="float" office:value="242.822040728836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86]/([.E86]*0.5))*[.G86]" office:value-type="float" office:value="9.79630142740157" calcext:value-type="float">
            <text:p>9.80</text:p>
          </table:table-cell>
          <table:table-cell table:style-name="ce243"/>
          <table:table-cell table:style-name="ce249"/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87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87]/[.G87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87]/2.5)*0.7457" office:value-type="float" office:value="306.93012" calcext:value-type="float">
            <text:p>307</text:p>
          </table:table-cell>
          <table:table-cell table:number-columns-repeated="2"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87]/([.E87]*0.5))*[.G87]" office:value-type="float" office:value="9.35436301714286" calcext:value-type="float">
            <text:p>9.35</text:p>
          </table:table-cell>
          <table:table-cell table:style-name="ce243"/>
          <table:table-cell/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table:formula="of:=[.E88]/2"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88]/[.G88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88]/2.5)*0.7457" office:value-type="float" office:value="320.651" calcext:value-type="float">
            <text:p>321</text:p>
          </table:table-cell>
          <table:table-cell table:style-name="ce78" table:formula="of:=MIN(([.G88]*[.O88])*[.N88]*[.P88];[.L88])" office:value-type="float" office:value="198.738021144256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88]/([.E88]*0.5))*[.G88]" office:value-type="float" office:value="13.5752341346341" calcext:value-type="float">
            <text:p>13.58</text:p>
          </table:table-cell>
          <table:table-cell table:style-name="ce243"/>
          <table:table-cell/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89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89]/[.G89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89]/2.5)*0.7457" office:value-type="float" office:value="323.03724" calcext:value-type="float">
            <text:p>323</text:p>
          </table:table-cell>
          <table:table-cell table:style-name="ce78" table:formula="of:=MIN(([.G89]*[.O89])*[.N89]*[.P89];[.L89])" office:value-type="float" office:value="237.917503171941" calcext:value-type="float">
            <text:p>2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9" table:formula="of:=MIN([.T89]*[.F89]/[.G89]; 68)" office:value-type="float" office:value="39.8716977284357" calcext:value-type="float">
            <text:p>39.87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4" table:formula="of:=(37*0.45359237)/1.6" office:value-type="float" office:value="10.48932355625" calcext:value-type="float">
            <text:p>10.49</text:p>
          </table:table-cell>
          <table:table-cell table:style-name="ce243" table:formula="of:=[.O89]/[.F89]" office:value-type="float" office:value="0.613410734283626" calcext:value-type="float">
            <text:p>0.61</text:p>
          </table:table-cell>
          <table:table-cell/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0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0]/[.G90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0]/2.5)*0.7457" office:value-type="float" office:value="320.531688" calcext:value-type="float">
            <text:p>321</text:p>
          </table:table-cell>
          <table:table-cell table:style-name="ce78" table:formula="of:=MIN(([.G90]*[.O90])*[.N90]*[.P90];[.L90])" office:value-type="float" office:value="183.923584988471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9" table:formula="of:=MIN([.T90]*[.F90]/[.G90]; 68)" office:value-type="float" office:value="30.8230604643275" calcext:value-type="float">
            <text:p>30.82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4" table:formula="of:=(33.2*0.45359237)/1.6" office:value-type="float" office:value="9.4120416775" calcext:value-type="float">
            <text:p>9.41</text:p>
          </table:table-cell>
          <table:table-cell table:style-name="ce243" table:formula="of:=[.O90]/[.F90]" office:value-type="float" office:value="0.550411794005848" calcext:value-type="float">
            <text:p>0.55</text:p>
          </table:table-cell>
          <table:table-cell table:style-name="ce248"/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1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1]/[.G91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1]/2.5)*0.7457" office:value-type="float" office:value="357.936" calcext:value-type="float">
            <text:p>358</text:p>
          </table:table-cell>
          <table:table-cell table:style-name="ce221" table:formula="of:=MIN(([.G91]*[.O91])*[.N91]*[.P91];[.L91])" office:value-type="float" office:value="224.840726819295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91]/([.E91]*0.5))*[.G91]" office:value-type="float" office:value="8.90535359232" calcext:value-type="float">
            <text:p>8.91</text:p>
          </table:table-cell>
          <table:table-cell table:style-name="ce243"/>
          <table:table-cell table:style-name="ce249"/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2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92]/[.G92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92]/2.5)*0.7457" office:value-type="float" office:value="291.41956" calcext:value-type="float">
            <text:p>291</text:p>
          </table:table-cell>
          <table:table-cell table:style-name="ce221" table:formula="of:=MIN(([.G92]*[.O92])*[.N92]*[.P92];[.L92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92]/([.E92]*0.5))*[.G92]" office:value-type="float" office:value="12.3257489167059" calcext:value-type="float">
            <text:p>12.33</text:p>
          </table:table-cell>
          <table:table-cell table:style-name="ce243"/>
          <table:table-cell/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93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93]/[.G93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93]/2.5)*0.7457" office:value-type="float" office:value="307.2284" calcext:value-type="float">
            <text:p>307</text:p>
          </table:table-cell>
          <table:table-cell table:style-name="ce78" table:formula="of:=MIN(([.G93]*[.O93])*[.N93]*[.P93];[.L93])" office:value-type="float" office:value="189.173089645335" calcext:value-type="float">
            <text:p>1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93]/([.E93]*0.5))*[.G93]" office:value-type="float" office:value="8.38150926336" calcext:value-type="float">
            <text:p>8.38</text:p>
          </table:table-cell>
          <table:table-cell table:style-name="ce243"/>
          <table:table-cell table:style-name="ce248"/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94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4]/[.G94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4]/2.5)*0.7457" office:value-type="float" office:value="365.393" calcext:value-type="float">
            <text:p>365</text:p>
          </table:table-cell>
          <table:table-cell table:style-name="ce78" table:formula="of:=MIN(([.G94]*[.O94])*[.N94]*[.P94];[.L94])" office:value-type="float" office:value="201.565001629653" calcext:value-type="float">
            <text:p>2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9" table:formula="of:=MIN([.T94]*[.F94]/[.G94]; 68)" office:value-type="float" office:value="33.39573824125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4" table:formula="of:=(31*0.45359237)/1.6" office:value-type="float" office:value="8.78835216875" calcext:value-type="float">
            <text:p>8.79</text:p>
          </table:table-cell>
          <table:table-cell table:style-name="ce243" table:formula="of:=[.O94]/[.F94]" office:value-type="float" office:value="0.5021915525" calcext:value-type="float">
            <text:p>0.50</text:p>
          </table:table-cell>
          <table:table-cell table:style-name="ce248"/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95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95]/[.G9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5]/2.5)*0.7457" office:value-type="float" office:value="360.739832" calcext:value-type="float">
            <text:p>361</text:p>
          </table:table-cell>
          <table:table-cell table:style-name="ce78" table:formula="of:=MIN(([.G95]*[.O95])*[.N95]*[.P95];[.L95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95]/([.E95]*0.5))*[.G95]" office:value-type="float" office:value="12.0622049431579" calcext:value-type="float">
            <text:p>12.06</text:p>
          </table:table-cell>
          <table:table-cell table:style-name="ce243"/>
          <table:table-cell/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96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96]/[.G9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96]/2.5)*0.7457" office:value-type="float" office:value="321.24756" calcext:value-type="float">
            <text:p>321</text:p>
          </table:table-cell>
          <table:table-cell table:style-name="ce221" table:formula="of:=MIN(([.G96]*[.O96])*[.N96]*[.P96];[.L96])" office:value-type="float" office:value="224.840726819295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96]/([.E96]*0.5))*[.G96]" office:value-type="float" office:value="10.1197199912727" calcext:value-type="float">
            <text:p>10.12</text:p>
          </table:table-cell>
          <table:table-cell table:style-name="ce243"/>
          <table:table-cell/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7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97]/[.G9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97]/2.5)*0.7457" office:value-type="float" office:value="304.2456" calcext:value-type="float">
            <text:p>304</text:p>
          </table:table-cell>
          <table:table-cell table:style-name="ce78" table:formula="of:=MIN(([.G97]*[.O97])*[.N97]*[.P97];[.L97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97]/([.E97]*0.5))*[.G97]" office:value-type="float" office:value="13.8588235294118" calcext:value-type="float">
            <text:p>13.86</text:p>
          </table:table-cell>
          <table:table-cell table:style-name="ce243"/>
          <table:table-cell/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98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84]/2" office:value-type="float" office:value="356.5" calcext:value-type="float">
            <text:p>356.5</text:p>
          </table:table-cell>
          <table:table-cell table:style-name="ce48" table:formula="of:=[.H98]/[.G9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98]/2.5)*0.7457" office:value-type="float" office:value="106.33682" calcext:value-type="float">
            <text:p>106</text:p>
          </table:table-cell>
          <table:table-cell table:style-name="ce78" table:formula="of:=MIN(([.G98]*[.O98])*[.N98]*[.P98];[.L98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98]/([.E98]*0.5))*[.G98]" office:value-type="float" office:value="6.47662079441455" calcext:value-type="float">
            <text:p>6.48</text:p>
          </table:table-cell>
          <table:table-cell table:style-name="ce243"/>
          <table:table-cell/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99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99]/[.G9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99]/2.5)*0.7457" office:value-type="float" office:value="32.8108" calcext:value-type="float">
            <text:p>33</text:p>
          </table:table-cell>
          <table:table-cell table:style-name="ce78" table:formula="of:=MIN(([.G99]*[.O99])*[.N99]*[.P99];[.L99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99]/([.E99]*0.5))*[.G99]" office:value-type="float" office:value="1.66666666666667" calcext:value-type="float">
            <text:p>1.67</text:p>
          </table:table-cell>
          <table:table-cell table:style-name="ce243"/>
          <table:table-cell table:style-name="ce248"/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0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0]/[.G10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00]/2.5)*0.7457" office:value-type="float" office:value="391.64164" calcext:value-type="float">
            <text:p>392</text:p>
          </table:table-cell>
          <table:table-cell table:style-name="ce78" table:formula="of:=MIN(([.G100]*[.O100])*[.N100]*[.P100];[.L100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00]/([.E100]*0.5))*[.G100]" office:value-type="float" office:value="8.48821829333333" calcext:value-type="float">
            <text:p>8.49</text:p>
          </table:table-cell>
          <table:table-cell table:style-name="ce243"/>
          <table:table-cell/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1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1]/[.G101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1]/2.5)*0.7457" office:value-type="float" office:value="344.5134" calcext:value-type="float">
            <text:p>345</text:p>
          </table:table-cell>
          <table:table-cell table:style-name="ce221" table:formula="of:=MIN(([.G101]*[.O101])*[.N101]*[.P101];[.L101])" office:value-type="float" office:value="227.367027120636" calcext:value-type="float">
            <text:p>2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101]/([.E101]*0.5))*[.G101]" office:value-type="float" office:value="8.76511180346457" calcext:value-type="float">
            <text:p>8.77</text:p>
          </table:table-cell>
          <table:table-cell table:style-name="ce243"/>
          <table:table-cell table:style-name="ce249"/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02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2]/[.G10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02]/2.5)*0.7457" office:value-type="float" office:value="391.64164" calcext:value-type="float">
            <text:p>392</text:p>
          </table:table-cell>
          <table:table-cell table:style-name="ce78" table:formula="of:=MIN(([.G102]*[.O102])*[.N102]*[.P102];[.L10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02]/([.E102]*0.5))*[.G102]" office:value-type="float" office:value="13.1713732137931" calcext:value-type="float">
            <text:p>13.17</text:p>
          </table:table-cell>
          <table:table-cell table:style-name="ce243"/>
          <table:table-cell/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03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03]/[.G103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03]/2.5)*0.7457" office:value-type="float" office:value="332.5822" calcext:value-type="float">
            <text:p>333</text:p>
          </table:table-cell>
          <table:table-cell table:style-name="ce78" table:formula="of:=MIN(([.G103]*[.O103])*[.N103]*[.P103];[.L103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03]/([.E103]*0.5))*[.G103]" office:value-type="float" office:value="13.4812878776471" calcext:value-type="float">
            <text:p>13.48</text:p>
          </table:table-cell>
          <table:table-cell table:style-name="ce243"/>
          <table:table-cell/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04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04]/[.G104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04]/2.5)*0.7457" office:value-type="float" office:value="34.60048" calcext:value-type="float">
            <text:p>35</text:p>
          </table:table-cell>
          <table:table-cell table:style-name="ce78" table:formula="of:=MIN(([.G104]*[.O104])*[.N104]*[.P104];[.L104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04]/([.E104]*0.5))*[.G104]" office:value-type="float" office:value="1.615625" calcext:value-type="float">
            <text:p>1.62</text:p>
          </table:table-cell>
          <table:table-cell table:style-name="ce243"/>
          <table:table-cell table:style-name="ce248"/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05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05]/[.G105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05]/2.5)*0.7457" office:value-type="float" office:value="50.40932" calcext:value-type="float">
            <text:p>50</text:p>
          </table:table-cell>
          <table:table-cell table:style-name="ce78" table:formula="of:=MIN(([.G105]*[.O105])*[.N105]*[.P105];[.L105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05]/([.E105]*0.5))*[.G105]" office:value-type="float" office:value="1.58571428571429" calcext:value-type="float">
            <text:p>1.59</text:p>
          </table:table-cell>
          <table:table-cell table:style-name="ce243"/>
          <table:table-cell table:style-name="ce248"/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6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06]/[.G106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06]/2.5)*0.7457" office:value-type="float" office:value="298.28" calcext:value-type="float">
            <text:p>298</text:p>
          </table:table-cell>
          <table:table-cell table:style-name="ce78" table:formula="of:=MIN(([.G106]*[.O106])*[.N106]*[.P106];[.L106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06]/([.E106]*0.5))*[.G106]" office:value-type="float" office:value="11.0283016623158" calcext:value-type="float">
            <text:p>11.03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07]/[.G10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07]/2.5)*0.7457" office:value-type="float" office:value="322.1424" calcext:value-type="float">
            <text:p>322</text:p>
          </table:table-cell>
          <table:table-cell table:style-name="ce78" table:formula="of:=MIN(([.G107]*[.O107])*[.N107]*[.P107];[.L107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07]/([.E107]*0.5))*[.G107]" office:value-type="float" office:value="11.7175705162105" calcext:value-type="float">
            <text:p>11.72</text:p>
          </table:table-cell>
          <table:table-cell table:style-name="ce243"/>
          <table:table-cell table:style-name="ce248"/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08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08]/[.G10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08]/2.5)*0.7457" office:value-type="float" office:value="289.808848" calcext:value-type="float">
            <text:p>290</text:p>
          </table:table-cell>
          <table:table-cell table:style-name="ce78" table:formula="of:=MIN(([.G108]*[.O108])*[.N108]*[.P108];[.L108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08]/([.E108]*0.5))*[.G108]" office:value-type="float" office:value="10.8423593668465" calcext:value-type="float">
            <text:p>10.84</text:p>
          </table:table-cell>
          <table:table-cell table:style-name="ce243"/>
          <table:table-cell table:style-name="ce248"/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09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09]/[.G10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09]/2.5)*0.7457" office:value-type="float" office:value="304.2456" calcext:value-type="float">
            <text:p>304</text:p>
          </table:table-cell>
          <table:table-cell table:style-name="ce78" table:formula="of:=MIN(([.G109]*[.O109])*[.N109]*[.P109];[.L109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09]/([.E109]*0.5))*[.G109]" office:value-type="float" office:value="8.99624133333333" calcext:value-type="float">
            <text:p>9.00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10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0]/[.G11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10]/2.5)*0.7457" office:value-type="float" office:value="320.651" calcext:value-type="float">
            <text:p>321</text:p>
          </table:table-cell>
          <table:table-cell table:style-name="ce78" table:formula="of:=MIN(([.G110]*[.O110])*[.N110]*[.P110];[.L110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10]/([.E110]*0.5))*[.G110]" office:value-type="float" office:value="13.5752341346341" calcext:value-type="float">
            <text:p>13.58</text:p>
          </table:table-cell>
          <table:table-cell table:style-name="ce243"/>
          <table:table-cell table:style-name="ce248"/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11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1]/[.G111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11]/2.5)*0.7457" office:value-type="float" office:value="320.651" calcext:value-type="float">
            <text:p>321</text:p>
          </table:table-cell>
          <table:table-cell table:style-name="ce78" table:formula="of:=MIN(([.G111]*[.O111])*[.N111]*[.P111];[.L111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11]/([.E111]*0.5))*[.G111]" office:value-type="float" office:value="11.5553896094118" calcext:value-type="float">
            <text:p>11.56</text:p>
          </table:table-cell>
          <table:table-cell table:style-name="ce243"/>
          <table:table-cell table:style-name="ce248"/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2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12]/[.G112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12]/2.5)*0.7457" office:value-type="float" office:value="31.91596" calcext:value-type="float">
            <text:p>32</text:p>
          </table:table-cell>
          <table:table-cell table:style-name="ce78" table:formula="of:=MIN(([.G112]*[.O112])*[.N112]*[.P112];[.L112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12]/([.E112]*0.5))*[.G112]" office:value-type="float" office:value="1.71875" calcext:value-type="float">
            <text:p>1.72</text:p>
          </table:table-cell>
          <table:table-cell table:style-name="ce243"/>
          <table:table-cell table:style-name="ce248"/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13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13]/[.G11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13]/2.5)*0.7457" office:value-type="float" office:value="447.42" calcext:value-type="float">
            <text:p>447</text:p>
          </table:table-cell>
          <table:table-cell table:style-name="ce221" table:formula="of:=MIN(([.G113]*[.O113])*[.N113]*[.P113];[.L113])" office:value-type="float" office:value="287.106598952332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13]/([.E113]*0.5))*[.G113]" office:value-type="float" office:value="10.5776258732308" calcext:value-type="float">
            <text:p>10.58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14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14]/[.G11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14]/2.5)*0.7457" office:value-type="float" office:value="421.46964" calcext:value-type="float">
            <text:p>421</text:p>
          </table:table-cell>
          <table:table-cell table:style-name="ce221" table:formula="of:=MIN(([.G114]*[.O114])*[.N114]*[.P114];[.L114])" office:value-type="float" office:value="256.025030539" calcext:value-type="float">
            <text:p>2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14]/([.E114]*0.5))*[.G114]" office:value-type="float" office:value="17.6961358933333" calcext:value-type="float">
            <text:p>17.70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15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15]/[.G115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15]/2.5)*0.7457" office:value-type="float" office:value="29.828" calcext:value-type="float">
            <text:p>30</text:p>
          </table:table-cell>
          <table:table-cell table:style-name="ce78" table:formula="of:=MIN(([.G115]*[.O115])*[.N115]*[.P115];[.L115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15]/([.E115]*0.5))*[.G115]" office:value-type="float" office:value="3.89714285714286" calcext:value-type="float">
            <text:p>3.90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16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16]/[.G116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16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16]/[.N116])/([.G116]*[.O116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2" table:formula="of:=([.O116]/([.E116]*0.5))*[.G116]" office:value-type="float" office:value="1.875" calcext:value-type="float">
            <text:p>1.88</text:p>
          </table:table-cell>
          <table:table-cell table:style-name="ce242"/>
          <table:table-cell table:style-name="ce247"/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17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17]/[.G11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17]/2.5)*0.7457" office:value-type="float" office:value="347.4962" calcext:value-type="float">
            <text:p>347</text:p>
          </table:table-cell>
          <table:table-cell table:style-name="ce78" table:formula="of:=MIN(([.G117]*[.O117])*[.N117]*[.P117];[.L117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17]/([.E117]*0.5))*[.G117]" office:value-type="float" office:value="8.56097445013333" calcext:value-type="float">
            <text:p>8.56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18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18]/[.G11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18]/2.5)*0.7457" office:value-type="float" office:value="375.8328" calcext:value-type="float">
            <text:p>376</text:p>
          </table:table-cell>
          <table:table-cell table:style-name="ce78" table:formula="of:=MIN(([.G118]*[.O118])*[.N118]*[.P118];[.L118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18]/([.E118]*0.5))*[.G118]" office:value-type="float" office:value="8.41892671542857" calcext:value-type="float">
            <text:p>8.42</text:p>
          </table:table-cell>
          <table:table-cell table:style-name="ce243"/>
          <table:table-cell table:style-name="ce248"/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19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19]/[.G119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19]/2.5)*0.7457" office:value-type="float" office:value="29.828" calcext:value-type="float">
            <text:p>30</text:p>
          </table:table-cell>
          <table:table-cell table:style-name="ce78" table:formula="of:=MIN(([.G119]*[.O119])*[.N119]*[.P119];[.L119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19]/([.E119]*0.5))*[.G119]" office:value-type="float" office:value="2.75" calcext:value-type="float">
            <text:p>2.75</text:p>
          </table:table-cell>
          <table:table-cell table:style-name="ce243"/>
          <table:table-cell table:style-name="ce248"/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0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20]/[.G12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20]/2.5)*0.7457" office:value-type="float" office:value="289.3316" calcext:value-type="float">
            <text:p>289</text:p>
          </table:table-cell>
          <table:table-cell table:style-name="ce78" table:formula="of:=MIN(([.G120]*[.O120])*[.N120]*[.P120];[.L120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3" table:formula="of:=([.O120]/([.E120]*0.5))*[.G120]" office:value-type="float" office:value="7.95120856457143" calcext:value-type="float">
            <text:p>7.95</text:p>
          </table:table-cell>
          <table:table-cell table:style-name="ce243"/>
          <table:table-cell table:style-name="ce248"/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1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21]/[.G121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21]/2.5)*0.7457" office:value-type="float" office:value="44.742" calcext:value-type="float">
            <text:p>45</text:p>
          </table:table-cell>
          <table:table-cell table:style-name="ce78" table:formula="of:=MIN(([.G121]*[.O121])*[.N121]*[.P121];[.L121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21]/([.E121]*0.5))*[.G121]" office:value-type="float" office:value="2.75" calcext:value-type="float">
            <text:p>2.75</text:p>
          </table:table-cell>
          <table:table-cell table:style-name="ce243"/>
          <table:table-cell table:style-name="ce248"/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22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22]/[.G122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22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22]/[.N122])/([.G122]*[.O122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2" table:formula="of:=([.O122]/([.E122]*0.5))*[.G122]" office:value-type="float" office:value="8.50876027586207" calcext:value-type="float">
            <text:p>8.51</text:p>
          </table:table-cell>
          <table:table-cell table:style-name="ce242"/>
          <table:table-cell table:style-name="ce247"/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23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23]/[.G12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3]/2.5)*0.7457" office:value-type="float" office:value="369.8672" calcext:value-type="float">
            <text:p>370</text:p>
          </table:table-cell>
          <table:table-cell table:style-name="ce78" table:formula="of:=MIN(([.G123]*[.O123])*[.N123]*[.P123];[.L123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23]/([.E123]*0.5))*[.G123]" office:value-type="float" office:value="9.03179877517241" calcext:value-type="float">
            <text:p>9.03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24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24]/[.G124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24]/2.5)*0.7457" office:value-type="float" office:value="320.651" calcext:value-type="float">
            <text:p>321</text:p>
          </table:table-cell>
          <table:table-cell table:style-name="ce78" table:formula="of:=MIN(([.G124]*[.O124])*[.N124]*[.P124];[.L124])" office:value-type="float" office:value="218.111161558152" calcext:value-type="float">
            <text:p>2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24]/([.E124]*0.5))*[.G124]" office:value-type="float" office:value="8.89230769230769" calcext:value-type="float">
            <text:p>8.89</text:p>
          </table:table-cell>
          <table:table-cell table:style-name="ce243"/>
          <table:table-cell/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25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25]/[.G125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25]/2.5)*0.7457" office:value-type="float" office:value="35.7936" calcext:value-type="float">
            <text:p>36</text:p>
          </table:table-cell>
          <table:table-cell table:style-name="ce78" table:formula="of:=MIN(([.G125]*[.O125])*[.N125]*[.P125];[.L125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25]/([.E125]*0.5))*[.G125]" office:value-type="float" office:value="3.3" calcext:value-type="float">
            <text:p>3.30</text:p>
          </table:table-cell>
          <table:table-cell table:style-name="ce243"/>
          <table:table-cell/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26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26]/[.G126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26]/2.5)*0.7457" office:value-type="float" office:value="314.6854" calcext:value-type="float">
            <text:p>315</text:p>
          </table:table-cell>
          <table:table-cell table:style-name="ce78" table:formula="of:=MIN(([.G126]*[.O126])*[.N126]*[.P126];[.L12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26]/([.E126]*0.5))*[.G126]" office:value-type="float" office:value="11.7175705162105" calcext:value-type="float">
            <text:p>11.72</text:p>
          </table:table-cell>
          <table:table-cell table:style-name="ce243"/>
          <table:table-cell/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27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27]/[.G127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27]/2.5)*0.7457" office:value-type="float" office:value="447.42" calcext:value-type="float">
            <text:p>447</text:p>
          </table:table-cell>
          <table:table-cell table:style-name="ce78" table:formula="of:=MIN(([.G127]*[.O127])*[.N127]*[.P127];[.L127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27]/([.E127]*0.5))*[.G127]" office:value-type="float" office:value="13.8664675312941" calcext:value-type="float">
            <text:p>13.87</text:p>
          </table:table-cell>
          <table:table-cell table:style-name="ce243"/>
          <table:table-cell/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28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28]/[.G128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28]/2.5)*0.7457" office:value-type="float" office:value="275.1633" calcext:value-type="float">
            <text:p>275</text:p>
          </table:table-cell>
          <table:table-cell table:style-name="ce78" table:formula="of:=MIN(([.G128]*[.O128])*[.N128]*[.P128];[.L128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28]/([.E128]*0.5))*[.G128]" office:value-type="float" office:value="11.7717826732584" calcext:value-type="float">
            <text:p>11.77</text:p>
          </table:table-cell>
          <table:table-cell table:style-name="ce243"/>
          <table:table-cell/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29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29]/[.G129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29]/2.5)*0.7457" office:value-type="float" office:value="359.12912" calcext:value-type="float">
            <text:p>359</text:p>
          </table:table-cell>
          <table:table-cell table:style-name="ce221" table:formula="of:=MIN(([.G129]*[.O129])*[.N129]*[.P129];[.L129])" office:value-type="float" office:value="235.956448145193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29]/([.E129]*0.5))*[.G129]" office:value-type="float" office:value="13.096108224" calcext:value-type="float">
            <text:p>13.10</text:p>
          </table:table-cell>
          <table:table-cell table:style-name="ce243"/>
          <table:table-cell/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30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0]/[.G130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30]/2.5)*0.7457" office:value-type="float" office:value="359.12912" calcext:value-type="float">
            <text:p>359</text:p>
          </table:table-cell>
          <table:table-cell table:style-name="ce78" table:formula="of:=MIN(([.G130]*[.O130])*[.N130]*[.P130];[.L130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30]/([.E130]*0.5))*[.G130]" office:value-type="float" office:value="2.64" calcext:value-type="float">
            <text:p>2.64</text:p>
          </table:table-cell>
          <table:table-cell table:style-name="ce243"/>
          <table:table-cell/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31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31]/[.G13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31]/2.5)*0.7457" office:value-type="float" office:value="359.12912" calcext:value-type="float">
            <text:p>359</text:p>
          </table:table-cell>
          <table:table-cell table:style-name="ce221" table:formula="of:=MIN(([.G131]*[.O131])*[.N131]*[.P131];[.L131])" office:value-type="float" office:value="232.419627723316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31]/([.E131]*0.5))*[.G131]" office:value-type="float" office:value="11.7175705162105" calcext:value-type="float">
            <text:p>11.72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32]/[.G13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32]/2.5)*0.7457" office:value-type="float" office:value="365.393" calcext:value-type="float">
            <text:p>365</text:p>
          </table:table-cell>
          <table:table-cell table:style-name="ce78" table:formula="of:=MIN(([.G132]*[.O132])*[.N132]*[.P132];[.L132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32]/([.E132]*0.5))*[.G132]" office:value-type="float" office:value="9.37931034482759" calcext:value-type="float">
            <text:p>9.38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33]/[.G13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3]/2.5)*0.7457" office:value-type="float" office:value="361.21708" calcext:value-type="float">
            <text:p>361</text:p>
          </table:table-cell>
          <table:table-cell table:style-name="ce221" table:formula="of:=MIN(([.G133]*[.O133])*[.N133]*[.P133];[.L133])" office:value-type="float" office:value="249.179441487155" calcext:value-type="float">
            <text:p>24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33]/([.E133]*0.5))*[.G133]" office:value-type="float" office:value="12.0655472" calcext:value-type="float">
            <text:p>12.07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4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34]/[.G13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34]/2.5)*0.7457" office:value-type="float" office:value="499.619" calcext:value-type="float">
            <text:p>500</text:p>
          </table:table-cell>
          <table:table-cell table:style-name="ce78" table:formula="of:=MIN(([.G134]*[.O134])*[.N134]*[.P134];[.L134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34]/([.E134]*0.5))*[.G134]" office:value-type="float" office:value="15.0605244576" calcext:value-type="float">
            <text:p>15.06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5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35]/[.G13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35]/2.5)*0.7457" office:value-type="float" office:value="444.4372" calcext:value-type="float">
            <text:p>444</text:p>
          </table:table-cell>
          <table:table-cell table:style-name="ce78" table:formula="of:=MIN(([.G135]*[.O135])*[.N135]*[.P135];[.L135])" office:value-type="float" office:value="257.216949558495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35]/([.E135]*0.5))*[.G135]" office:value-type="float" office:value="16.1775454531765" calcext:value-type="float">
            <text:p>16.18</text:p>
          </table:table-cell>
          <table:table-cell table:style-name="ce243"/>
          <table:table-cell table:style-name="ce248"/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36]/[.G13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36]/2.5)*0.7457" office:value-type="float" office:value="313.194" calcext:value-type="float">
            <text:p>313</text:p>
          </table:table-cell>
          <table:table-cell table:style-name="ce78" table:formula="of:=MIN(([.G136]*[.O136])*[.N136]*[.P136];[.L136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36]/([.E136]*0.5))*[.G136]" office:value-type="float" office:value="8.56097445013333" calcext:value-type="float">
            <text:p>8.56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37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37]/[.G137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37]/2.5)*0.7457" office:value-type="float" office:value="322.1424" calcext:value-type="float">
            <text:p>322</text:p>
          </table:table-cell>
          <table:table-cell table:style-name="ce78" table:formula="of:=MIN(([.G137]*[.O137])*[.N137]*[.P137];[.L13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37]/([.E137]*0.5))*[.G137]" office:value-type="float" office:value="11.59551249" calcext:value-type="float">
            <text:p>11.60</text:p>
          </table:table-cell>
          <table:table-cell table:style-name="ce243"/>
          <table:table-cell table:style-name="ce248"/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8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38]/[.G138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8]/2.5)*0.7457" office:value-type="float" office:value="400.29176" calcext:value-type="float">
            <text:p>400</text:p>
          </table:table-cell>
          <table:table-cell table:style-name="ce221" table:formula="of:=MIN(([.G138]*[.O138])*[.N138]*[.P138];[.L138])" office:value-type="float" office:value="256.939601236326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38]/([.E138]*0.5))*[.G138]" office:value-type="float" office:value="9.57023293292308" calcext:value-type="float">
            <text:p>9.57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9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39]/[.G139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39]/2.5)*0.7457" office:value-type="float" office:value="368.3758" calcext:value-type="float">
            <text:p>368</text:p>
          </table:table-cell>
          <table:table-cell table:style-name="ce78" table:formula="of:=MIN(([.G139]*[.O139])*[.N139]*[.P139];[.L139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39]/([.E139]*0.5))*[.G139]" office:value-type="float" office:value="8.18506764" calcext:value-type="float">
            <text:p>8.19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0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0]/[.G140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40]/2.5)*0.7457" office:value-type="float" office:value="368.3758" calcext:value-type="float">
            <text:p>368</text:p>
          </table:table-cell>
          <table:table-cell table:style-name="ce78" table:formula="of:=MIN(([.G140]*[.O140])*[.N140]*[.P140];[.L140])" office:value-type="float" office:value="257.774903895933" calcext:value-type="float">
            <text:p>2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40]/([.E140]*0.5))*[.G140]" office:value-type="float" office:value="9.48338871393104" calcext:value-type="float">
            <text:p>9.48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41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41]/[.G141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41]/2.5)*0.7457" office:value-type="float" office:value="359.12912" calcext:value-type="float">
            <text:p>359</text:p>
          </table:table-cell>
          <table:table-cell table:style-name="ce78" table:formula="of:=MIN(([.G141]*[.O141])*[.N141]*[.P141];[.L141])" office:value-type="float" office:value="235.956448145193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41]/([.E141]*0.5))*[.G141]" office:value-type="float" office:value="11.4759711241237" calcext:value-type="float">
            <text:p>11.48</text:p>
          </table:table-cell>
          <table:table-cell table:style-name="ce243"/>
          <table:table-cell table:style-name="ce248"/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42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42]/[.G142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42]/2.5)*0.7457" office:value-type="float" office:value="333.77532" calcext:value-type="float">
            <text:p>334</text:p>
          </table:table-cell>
          <table:table-cell table:style-name="ce78" table:formula="of:=MIN(([.G142]*[.O142])*[.N142]*[.P142];[.L142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42]/([.E142]*0.5))*[.G142]" office:value-type="float" office:value="8.5124703456" calcext:value-type="float">
            <text:p>8.51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3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43]/[.G143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43]/2.5)*0.7457" office:value-type="float" office:value="405.6608" calcext:value-type="float">
            <text:p>406</text:p>
          </table:table-cell>
          <table:table-cell table:style-name="ce78" table:formula="of:=MIN(([.G143]*[.O143])*[.N143]*[.P143];[.L143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43]/([.E143]*0.5))*[.G143]" office:value-type="float" office:value="10.185861952" calcext:value-type="float">
            <text:p>10.19</text:p>
          </table:table-cell>
          <table:table-cell table:style-name="ce243"/>
          <table:table-cell table:style-name="ce248"/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4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44]/[.G144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44]/2.5)*0.7457" office:value-type="float" office:value="354.9532" calcext:value-type="float">
            <text:p>355</text:p>
          </table:table-cell>
          <table:table-cell table:style-name="ce78" table:formula="of:=MIN(([.G144]*[.O144])*[.N144]*[.P144];[.L144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44]/([.E144]*0.5))*[.G144]" office:value-type="float" office:value="13.096108224" calcext:value-type="float">
            <text:p>13.10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45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45]/[.G145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45]/2.5)*0.7457" office:value-type="float" office:value="318.56304" calcext:value-type="float">
            <text:p>319</text:p>
          </table:table-cell>
          <table:table-cell table:style-name="ce78" table:formula="of:=MIN(([.G145]*[.O145])*[.N145]*[.P145];[.L145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45]/([.E145]*0.5))*[.G145]" office:value-type="float" office:value="15.5997759727059" calcext:value-type="float">
            <text:p>15.60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46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46]/[.G146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46]/2.5)*0.7457" office:value-type="float" office:value="307.2284" calcext:value-type="float">
            <text:p>307</text:p>
          </table:table-cell>
          <table:table-cell table:style-name="ce78" table:formula="of:=MIN(([.G146]*[.O146])*[.N146]*[.P146];[.L146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46]/([.E146]*0.5))*[.G146]" office:value-type="float" office:value="10.7345149377049" calcext:value-type="float">
            <text:p>10.73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7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47]/[.G147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47]/2.5)*0.7457" office:value-type="float" office:value="341.5306" calcext:value-type="float">
            <text:p>342</text:p>
          </table:table-cell>
          <table:table-cell table:style-name="ce78" table:formula="of:=MIN(([.G147]*[.O147])*[.N147]*[.P147];[.L147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47]/([.E147]*0.5))*[.G147]" office:value-type="float" office:value="11.1316919904" calcext:value-type="float">
            <text:p>11.13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48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48]/[.G148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48]/2.5)*0.7457" office:value-type="float" office:value="114.24124" calcext:value-type="float">
            <text:p>114</text:p>
          </table:table-cell>
          <table:table-cell table:style-name="ce78" table:formula="of:=MIN(([.G148]*[.O148])*[.N148]*[.P148];[.L148])" office:value-type="float" office:value="54.787130548197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33" calcext:value-type="percentage">
            <text:p>2.3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48]/([.E148]*0.5))*[.G148]" office:value-type="float" office:value="8.048649846" calcext:value-type="float">
            <text:p>8.05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9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49]/[.G149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49]/2.5)*0.7457" office:value-type="float" office:value="373.74484" calcext:value-type="float">
            <text:p>374</text:p>
          </table:table-cell>
          <table:table-cell table:style-name="ce78" table:formula="of:=MIN(([.G149]*[.O149])*[.N149]*[.P149];[.L149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49]/([.E149]*0.5))*[.G149]" office:value-type="float" office:value="9.57023293292308" calcext:value-type="float">
            <text:p>9.57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50]/2" office:value-type="float" office:value="63.5" calcext:value-type="float">
            <text:p>63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50]/[.G150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50]/2.5)*0.7457" office:value-type="float" office:value="377.3242" calcext:value-type="float">
            <text:p>377</text:p>
          </table:table-cell>
          <table:table-cell table:style-name="ce78" table:formula="of:=MIN(([.G150]*[.O150])*[.N150]*[.P150];[.L150])" office:value-type="float" office:value="276.662674455607" calcext:value-type="float">
            <text:p>2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2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50]/([.E150]*0.5))*[.G150]" office:value-type="float" office:value="10.3118962393701" calcext:value-type="float">
            <text:p>10.31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51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51]/[.G151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51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51]/[.N151])/([.G151]*[.O151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2" table:formula="of:=([.O151]/([.E151]*0.5))*[.G151]" office:value-type="float" office:value="12.5128827586207" calcext:value-type="float">
            <text:p>12.51</text:p>
          </table:table-cell>
          <table:table-cell table:style-name="ce242"/>
          <table:table-cell table:style-name="ce247"/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2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52]/[.G152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52]/2.5)*0.7457" office:value-type="float" office:value="317.6682" calcext:value-type="float">
            <text:p>318</text:p>
          </table:table-cell>
          <table:table-cell table:style-name="ce78" table:formula="of:=MIN(([.G152]*[.O152])*[.N152]*[.P152];[.L152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52]/([.E152]*0.5))*[.G152]" office:value-type="float" office:value="11.9534832941176" calcext:value-type="float">
            <text:p>11.95</text:p>
          </table:table-cell>
          <table:table-cell table:style-name="ce243"/>
          <table:table-cell table:style-name="ce248"/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53]/[.G153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53]/2.5)*0.7457" office:value-type="float" office:value="447.42" calcext:value-type="float">
            <text:p>447</text:p>
          </table:table-cell>
          <table:table-cell table:style-name="ce78" table:formula="of:=MIN(([.G153]*[.O153])*[.N153]*[.P153];[.L153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9" table:formula="of:=MIN([.T153]*[.F153]/[.G153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4" table:formula="of:=(32*0.45359237)/1.6" office:value-type="float" office:value="9.0718474" calcext:value-type="float">
            <text:p>9.07</text:p>
          </table:table-cell>
          <table:table-cell table:style-name="ce243" table:formula="of:=[.O153]/[.F153]" office:value-type="float" office:value="0.377993641666667" calcext:value-type="float">
            <text:p>0.38</text:p>
          </table:table-cell>
          <table:table-cell table:style-name="ce248"/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4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54]/[.G154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54]/2.5)*0.7457" office:value-type="float" office:value="487.6878" calcext:value-type="float">
            <text:p>488</text:p>
          </table:table-cell>
          <table:table-cell table:style-name="ce221" table:formula="of:=MIN(([.G154]*[.O154])*[.N154]*[.P154];[.L154])" office:value-type="float" office:value="366.155994926301" calcext:value-type="float">
            <text:p>36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9" table:formula="of:=MIN([.T154]*[.F154]/[.G154]; 68)" office:value-type="float" office:value="37.7668803380859" calcext:value-type="float">
            <text:p>37.77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4" table:formula="of:=(44.1*0.45359237)/1.6" office:value-type="float" office:value="12.502139698125" calcext:value-type="float">
            <text:p>12.50</text:p>
          </table:table-cell>
          <table:table-cell table:style-name="ce243" table:formula="of:=[.O154]/[.F154]" office:value-type="float" office:value="0.520922487421875" calcext:value-type="float">
            <text:p>0.52</text:p>
          </table:table-cell>
          <table:table-cell table:style-name="ce248"/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5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55]/[.G155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55]/2.5)*0.7457" office:value-type="float" office:value="486.1964" calcext:value-type="float">
            <text:p>486</text:p>
          </table:table-cell>
          <table:table-cell table:style-name="ce78" table:formula="of:=MIN(([.G155]*[.O155])*[.N155]*[.P155];[.L155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55]/([.E155]*0.5))*[.G155]" office:value-type="float" office:value="10.8111307034483" calcext:value-type="float">
            <text:p>10.81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56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56]/[.G156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56]/2.5)*0.7457" office:value-type="float" office:value="307.735476" calcext:value-type="float">
            <text:p>308</text:p>
          </table:table-cell>
          <table:table-cell table:style-name="ce78" table:formula="of:=MIN(([.G156]*[.O156])*[.N156]*[.P156];[.L156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56]/([.E156]*0.5))*[.G156]" office:value-type="float" office:value="9.35436301714286" calcext:value-type="float">
            <text:p>9.35</text:p>
          </table:table-cell>
          <table:table-cell table:style-name="ce243"/>
          <table:table-cell table:style-name="ce248"/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57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57]/[.G157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7]/2.5)*0.7457" office:value-type="float" office:value="362.4102" calcext:value-type="float">
            <text:p>362</text:p>
          </table:table-cell>
          <table:table-cell table:style-name="ce78" table:formula="of:=MIN(([.G157]*[.O157])*[.N157]*[.P157];[.L157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57]/([.E157]*0.5))*[.G157]" office:value-type="float" office:value="11.2124214246575" calcext:value-type="float">
            <text:p>11.21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58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58]/[.G158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58]/2.5)*0.7457" office:value-type="float" office:value="456.3684" calcext:value-type="float">
            <text:p>456</text:p>
          </table:table-cell>
          <table:table-cell table:style-name="ce78" table:formula="of:=MIN(([.G158]*[.O158])*[.N158]*[.P158];[.L158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58]/([.E158]*0.5))*[.G158]" office:value-type="float" office:value="11.1361464489796" calcext:value-type="float">
            <text:p>11.14</text:p>
          </table:table-cell>
          <table:table-cell table:style-name="ce243"/>
          <table:table-cell/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59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59]/[.G159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59]/2.5)*0.7457" office:value-type="float" office:value="311.7026" calcext:value-type="float">
            <text:p>312</text:p>
          </table:table-cell>
          <table:table-cell table:style-name="ce78" table:formula="of:=MIN(([.G159]*[.O159])*[.N159]*[.P159];[.L159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59]/([.E159]*0.5))*[.G159]" office:value-type="float" office:value="10.4768865792" calcext:value-type="float">
            <text:p>10.48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60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60]/[.G160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60]/2.5)*0.7457" office:value-type="float" office:value="523.4814" calcext:value-type="float">
            <text:p>523</text:p>
          </table:table-cell>
          <table:table-cell table:style-name="ce78" table:formula="of:=MIN(([.G160]*[.O160])*[.N160]*[.P160];[.L160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60]/([.E160]*0.5))*[.G160]" office:value-type="float" office:value="16.1775454531765" calcext:value-type="float">
            <text:p>16.18</text:p>
          </table:table-cell>
          <table:table-cell table:style-name="ce243"/>
          <table:table-cell/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61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61]/[.G161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61]/2.5)*0.7457" office:value-type="float" office:value="343.022" calcext:value-type="float">
            <text:p>343</text:p>
          </table:table-cell>
          <table:table-cell table:style-name="ce78" table:formula="of:=MIN(([.G161]*[.O161])*[.N161]*[.P161];[.L161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61]/([.E161]*0.5))*[.G161]" office:value-type="float" office:value="13.8664675312941" calcext:value-type="float">
            <text:p>13.87</text:p>
          </table:table-cell>
          <table:table-cell table:style-name="ce243"/>
          <table:table-cell/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62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62]/[.G162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62]/2.5)*0.7457" office:value-type="float" office:value="432.506" calcext:value-type="float">
            <text:p>433</text:p>
          </table:table-cell>
          <table:table-cell table:style-name="ce78" table:formula="of:=MIN(([.G162]*[.O162])*[.N162]*[.P162];[.L162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62]/([.E162]*0.5))*[.G162]" office:value-type="float" office:value="9.68374199661972" calcext:value-type="float">
            <text:p>9.68</text:p>
          </table:table-cell>
          <table:table-cell table:style-name="ce243"/>
          <table:table-cell/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63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63]/[.G163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63]/2.5)*0.7457" office:value-type="float" office:value="354.9532" calcext:value-type="float">
            <text:p>355</text:p>
          </table:table-cell>
          <table:table-cell table:style-name="ce78" table:formula="of:=MIN(([.G163]*[.O163])*[.N163]*[.P163];[.L163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63]/([.E163]*0.5))*[.G163]" office:value-type="float" office:value="11.8181818181818" calcext:value-type="float">
            <text:p>11.82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4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64]/[.G164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64]/2.5)*0.7457" office:value-type="float" office:value="512.981944" calcext:value-type="float">
            <text:p>513</text:p>
          </table:table-cell>
          <table:table-cell table:style-name="ce78" table:formula="of:=MIN(([.G164]*[.O164])*[.N164]*[.P164];[.L164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64]/([.E164]*0.5))*[.G164]" office:value-type="float" office:value="12.1931034482759" calcext:value-type="float">
            <text:p>12.19</text:p>
          </table:table-cell>
          <table:table-cell table:style-name="ce243"/>
          <table:table-cell table:style-name="ce248"/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65]/2" office:value-type="float" office:value="75" calcext:value-type="float">
            <text:p>7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65]/[.G165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65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65]/[.N165])/([.G165]*[.O165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2" table:formula="of:=([.O165]/([.E165]*0.5))*[.G165]" office:value-type="float" office:value="9.24" calcext:value-type="float">
            <text:p>9.24</text:p>
          </table:table-cell>
          <table:table-cell table:style-name="ce242"/>
          <table:table-cell table:style-name="ce247"/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66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66]/[.G166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66]/2.5)*0.7457" office:value-type="float" office:value="739.7344" calcext:value-type="float">
            <text:p>740</text:p>
          </table:table-cell>
          <table:table-cell table:style-name="ce78" table:formula="of:=MIN(([.G166]*[.O166])*[.N166]*[.P166];[.L166])" office:value-type="float" office:value="375.422309802268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66]/([.E166]*0.5))*[.G166]" office:value-type="float" office:value="13.1239285333333" calcext:value-type="float">
            <text:p>13.12</text:p>
          </table:table-cell>
          <table:table-cell table:style-name="ce243"/>
          <table:table-cell/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table:style-name="ce4" table:formula="of:=[.E167]/2"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67]/[.G167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67]/2.5)*0.7457" office:value-type="float" office:value="639.8106" calcext:value-type="float">
            <text:p>640</text:p>
          </table:table-cell>
          <table:table-cell table:style-name="ce78" table:formula="of:=MIN(([.G167]*[.O167])*[.N167]*[.P167];[.L167])" office:value-type="float" office:value="373.552985734358" calcext:value-type="float">
            <text:p>3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67]/([.E167]*0.5))*[.G167]" office:value-type="float" office:value="11.90679" calcext:value-type="float">
            <text:p>11.91</text:p>
          </table:table-cell>
          <table:table-cell table:style-name="ce243"/>
          <table:table-cell/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68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68]/[.G168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68]/2.5)*0.7457" office:value-type="float" office:value="355.84804" calcext:value-type="float">
            <text:p>356</text:p>
          </table:table-cell>
          <table:table-cell table:style-name="ce221" table:formula="of:=MIN(([.G168]*[.O168])*[.N168]*[.P168];[.L168])" office:value-type="float" office:value="272.186566584416" calcext:value-type="float">
            <text:p>27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68]/([.E168]*0.5))*[.G168]" office:value-type="float" office:value="12.4413028128" calcext:value-type="float">
            <text:p>12.44</text:p>
          </table:table-cell>
          <table:table-cell table:style-name="ce243"/>
          <table:table-cell/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69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69]/[.G169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69]/2.5)*0.7457" office:value-type="float" office:value="311.7026" calcext:value-type="float">
            <text:p>312</text:p>
          </table:table-cell>
          <table:table-cell table:style-name="ce78" table:formula="of:=MIN(([.G169]*[.O169])*[.N169]*[.P169];[.L169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69]/([.E169]*0.5))*[.G169]" office:value-type="float" office:value="13.7853770778947" calcext:value-type="float">
            <text:p>13.79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0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70]/[.G170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70]/2.5)*0.7457" office:value-type="float" office:value="426.510572" calcext:value-type="float">
            <text:p>427</text:p>
          </table:table-cell>
          <table:table-cell table:style-name="ce78" table:formula="of:=MIN(([.G170]*[.O170])*[.N170]*[.P170];[.L170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70]/([.E170]*0.5))*[.G170]" office:value-type="float" office:value="10.8111307034483" calcext:value-type="float">
            <text:p>10.81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71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71]/[.G171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71]/2.5)*0.7457" office:value-type="float" office:value="298.28" calcext:value-type="float">
            <text:p>298</text:p>
          </table:table-cell>
          <table:table-cell table:style-name="ce78" table:formula="of:=MIN(([.G171]*[.O171])*[.N171]*[.P171];[.L171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71]/([.E171]*0.5))*[.G171]" office:value-type="float" office:value="11.5553896094118" calcext:value-type="float">
            <text:p>11.56</text:p>
          </table:table-cell>
          <table:table-cell table:style-name="ce243"/>
          <table:table-cell/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2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2]/[.G172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72]/2.5)*0.7457" office:value-type="float" office:value="462.334" calcext:value-type="float">
            <text:p>462</text:p>
          </table:table-cell>
          <table:table-cell table:style-name="ce78" table:formula="of:=MIN(([.G172]*[.O172])*[.N172]*[.P172];[.L172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72]/([.E172]*0.5))*[.G172]" office:value-type="float" office:value="12" calcext:value-type="float">
            <text:p>12.00</text:p>
          </table:table-cell>
          <table:table-cell table:style-name="ce243"/>
          <table:table-cell table:style-name="ce248"/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73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73]/[.G173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73]/2.5)*0.7457" office:value-type="float" office:value="398.2038" calcext:value-type="float">
            <text:p>398</text:p>
          </table:table-cell>
          <table:table-cell table:style-name="ce78" table:formula="of:=MIN(([.G173]*[.O173])*[.N173]*[.P173];[.L173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73]/([.E173]*0.5))*[.G173]" office:value-type="float" office:value="13.448275862069" calcext:value-type="float">
            <text:p>13.45</text:p>
          </table:table-cell>
          <table:table-cell table:style-name="ce243"/>
          <table:table-cell table:style-name="ce248"/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74]/2" office:value-type="float" office:value="45" calcext:value-type="float">
            <text:p>4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74]/[.G174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74]/2.5)*0.7457" office:value-type="float" office:value="639.8106" calcext:value-type="float">
            <text:p>640</text:p>
          </table:table-cell>
          <table:table-cell table:style-name="ce78" table:formula="of:=MIN(([.G174]*[.O174])*[.N174]*[.P174];[.L174])" office:value-type="float" office:value="381.335339603824" calcext:value-type="float">
            <text:p>3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74]/([.E174]*0.5))*[.G174]" office:value-type="float" office:value="19.050864" calcext:value-type="float">
            <text:p>19.05</text:p>
          </table:table-cell>
          <table:table-cell table:style-name="ce243"/>
          <table:table-cell/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75]/2" office:value-type="float" office:value="52.5" calcext:value-type="float">
            <text:p>52.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175]/[.G175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75]/2.5)*0.7457" office:value-type="float" office:value="542.8696" calcext:value-type="float">
            <text:p>543</text:p>
          </table:table-cell>
          <table:table-cell table:style-name="ce78" table:formula="of:=MIN(([.G175]*[.O175])*[.N175]*[.P175];[.L175])" office:value-type="float" office:value="305.83094236226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75]/([.E175]*0.5))*[.G175]" office:value-type="float" office:value="13.096108224" calcext:value-type="float">
            <text:p>13.10</text:p>
          </table:table-cell>
          <table:table-cell table:style-name="ce243"/>
          <table:table-cell/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76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76]/[.G176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76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2" table:formula="of:=([.M176]/[.N176])/([.G176]*[.O176])" office:value-type="percentage" office:value="0.0496130531200318" calcext:value-type="percentage">
            <text:p>4.9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2" table:formula="of:=([.O176]/([.E176]*0.5))*[.G176]" office:value-type="float" office:value="9.86693085369863" calcext:value-type="float">
            <text:p>9.87</text:p>
          </table:table-cell>
          <table:table-cell table:style-name="ce242"/>
          <table:table-cell table:style-name="ce247"/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77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77]/[.G177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77]/2.5)*0.7457" office:value-type="float" office:value="361.21708" calcext:value-type="float">
            <text:p>361</text:p>
          </table:table-cell>
          <table:table-cell table:style-name="ce221" table:formula="of:=MIN(([.G177]*[.O177])*[.N177]*[.P177];[.L177])" office:value-type="float" office:value="275.010078685914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77]/([.E177]*0.5))*[.G177]" office:value-type="float" office:value="14.1378441054545" calcext:value-type="float">
            <text:p>14.14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78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8]/[.G178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78]/2.5)*0.7457" office:value-type="float" office:value="462.334" calcext:value-type="float">
            <text:p>462</text:p>
          </table:table-cell>
          <table:table-cell table:style-name="ce78" table:formula="of:=MIN(([.G178]*[.O178])*[.N178]*[.P178];[.L178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78]/([.E178]*0.5))*[.G178]" office:value-type="float" office:value="10.9090909090909" calcext:value-type="float">
            <text:p>10.91</text:p>
          </table:table-cell>
          <table:table-cell table:style-name="ce243"/>
          <table:table-cell table:style-name="ce248"/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79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79]/[.G179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9]/2.5)*0.7457" office:value-type="float" office:value="706.9236" calcext:value-type="float">
            <text:p>707</text:p>
          </table:table-cell>
          <table:table-cell table:style-name="ce221" table:formula="of:=MIN(([.G179]*[.O179])*[.N179]*[.P179];[.L179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9" table:formula="of:=MIN([.T179]*[.F179]/[.G179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4" table:formula="of:=(39.5*0.45359237)/1.6" office:value-type="float" office:value="11.198061634375" calcext:value-type="float">
            <text:p>11.20</text:p>
          </table:table-cell>
          <table:table-cell table:style-name="ce243" table:formula="of:=[.O179]/[.F179]" office:value-type="float" office:value="0.361227794657258" calcext:value-type="float">
            <text:p>0.36</text:p>
          </table:table-cell>
          <table:table-cell table:style-name="ce248"/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0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180]/[.G180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180]/2.5)*0.7457" office:value-type="float" office:value="608.4912" calcext:value-type="float">
            <text:p>608</text:p>
          </table:table-cell>
          <table:table-cell table:style-name="ce78" table:formula="of:=MIN(([.G180]*[.O180])*[.N180]*[.P180];[.L180])" office:value-type="float" office:value="337.996423666965" calcext:value-type="float">
            <text:p>3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80]/([.E180]*0.5))*[.G180]" office:value-type="float" office:value="11.8881118881119" calcext:value-type="float">
            <text:p>11.89</text:p>
          </table:table-cell>
          <table:table-cell table:style-name="ce243"/>
          <table:table-cell table:style-name="ce248"/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1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181]/[.G181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181]/2.5)*0.7457" office:value-type="float" office:value="439.36644" calcext:value-type="float">
            <text:p>439</text:p>
          </table:table-cell>
          <table:table-cell table:style-name="ce78" table:formula="of:=MIN(([.G181]*[.O181])*[.N181]*[.P181];[.L181])" office:value-type="float" office:value="389.449136389753" calcext:value-type="float">
            <text:p>3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81]/([.E181]*0.5))*[.G181]" office:value-type="float" office:value="13.3186206896552" calcext:value-type="float">
            <text:p>13.32</text:p>
          </table:table-cell>
          <table:table-cell table:style-name="ce243"/>
          <table:table-cell table:style-name="ce248"/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82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182]/[.G182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82]/2.5)*0.7457" office:value-type="float" office:value="596.56" calcext:value-type="float">
            <text:p>597</text:p>
          </table:table-cell>
          <table:table-cell table:style-name="ce78" table:formula="of:=MIN(([.G182]*[.O182])*[.N182]*[.P182];[.L182])" office:value-type="float" office:value="289.339177842373" calcext:value-type="float">
            <text:p>2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82]/([.E182]*0.5))*[.G182]" office:value-type="float" office:value="12.004765872" calcext:value-type="float">
            <text:p>12.00</text:p>
          </table:table-cell>
          <table:table-cell table:style-name="ce243"/>
          <table:table-cell table:style-name="ce248"/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3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183]/[.G183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183]/2.5)*0.7457" office:value-type="float" office:value="592.026144" calcext:value-type="float">
            <text:p>592</text:p>
          </table:table-cell>
          <table:table-cell table:style-name="ce78" table:formula="of:=MIN(([.G183]*[.O183])*[.N183]*[.P183];[.L183])" office:value-type="float" office:value="325.473363504965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83]/([.E183]*0.5))*[.G183]" office:value-type="float" office:value="16.37013528" calcext:value-type="float">
            <text:p>16.37</text:p>
          </table:table-cell>
          <table:table-cell table:style-name="ce243"/>
          <table:table-cell table:style-name="ce248"/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84]/2" office:value-type="float" office:value="75" calcext:value-type="float">
            <text:p>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184]/[.G184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84]/2.5)*0.7457" office:value-type="float" office:value="639.8106" calcext:value-type="float">
            <text:p>640</text:p>
          </table:table-cell>
          <table:table-cell table:style-name="ce78" table:formula="of:=MIN(([.G184]*[.O184])*[.N184]*[.P184];[.L184])" office:value-type="float" office:value="397.223570910757" calcext:value-type="float">
            <text:p>3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84]/([.E184]*0.5))*[.G184]" office:value-type="float" office:value="11.7864974016" calcext:value-type="float">
            <text:p>11.79</text:p>
          </table:table-cell>
          <table:table-cell table:style-name="ce243"/>
          <table:table-cell table:style-name="ce248"/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5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185]/[.G185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185]/2.5)*0.7457" office:value-type="float" office:value="397.01068" calcext:value-type="float">
            <text:p>397</text:p>
          </table:table-cell>
          <table:table-cell table:style-name="ce78" table:formula="of:=MIN(([.G185]*[.O185])*[.N185]*[.P185];[.L185])" office:value-type="float" office:value="270.607853656985" calcext:value-type="float">
            <text:p>27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85]/([.E185]*0.5))*[.G185]" office:value-type="float" office:value="16.1775454531765" calcext:value-type="float">
            <text:p>16.18</text:p>
          </table:table-cell>
          <table:table-cell table:style-name="ce243"/>
          <table:table-cell table:style-name="ce248"/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186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186]/[.G186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86]/2.5)*0.7457" office:value-type="float" office:value="384.7812" calcext:value-type="float">
            <text:p>385</text:p>
          </table:table-cell>
          <table:table-cell table:style-name="ce221" table:formula="of:=MIN(([.G186]*[.O186])*[.N186]*[.P186];[.L186])" office:value-type="float" office:value="272.180620701354" calcext:value-type="float">
            <text:p>27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86]/([.E186]*0.5))*[.G186]" office:value-type="float" office:value="9.14056606060606" calcext:value-type="float">
            <text:p>9.14</text:p>
          </table:table-cell>
          <table:table-cell table:style-name="ce243"/>
          <table:table-cell table:style-name="ce248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7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7]/[.G187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7]/2.5)*0.7457" office:value-type="float" office:value="317.6682" calcext:value-type="float">
            <text:p>318</text:p>
          </table:table-cell>
          <table:table-cell table:style-name="ce78" table:formula="of:=MIN(([.G187]*[.O187])*[.N187]*[.P187];[.L187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87]/([.E187]*0.5))*[.G187]" office:value-type="float" office:value="11.9534832941176" calcext:value-type="float">
            <text:p>11.95</text:p>
          </table:table-cell>
          <table:table-cell table:style-name="ce243"/>
          <table:table-cell table:style-name="ce248"/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8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188]/[.G188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188]/2.5)*0.7457" office:value-type="float" office:value="371.65688" calcext:value-type="float">
            <text:p>372</text:p>
          </table:table-cell>
          <table:table-cell table:style-name="ce221" table:formula="of:=MIN(([.G188]*[.O188])*[.N188]*[.P188];[.L188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9" table:formula="of:=MIN([.T188]*[.F188]/[.G188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4" table:formula="of:=(29*0.45359237)/1.6" office:value-type="float" office:value="8.22136170625" calcext:value-type="float">
            <text:p>8.22</text:p>
          </table:table-cell>
          <table:table-cell table:style-name="ce243" table:formula="of:=[.O188]/[.F188]" office:value-type="float" office:value="0.342556737760417" calcext:value-type="float">
            <text:p>0.34</text:p>
          </table:table-cell>
          <table:table-cell table:style-name="ce248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89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189]/[.G189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89]/2.5)*0.7457" office:value-type="float" office:value="432.506" calcext:value-type="float">
            <text:p>433</text:p>
          </table:table-cell>
          <table:table-cell table:style-name="ce78" table:formula="of:=MIN(([.G189]*[.O189])*[.N189]*[.P189];[.L189])" office:value-type="float" office:value="276.187397031356" calcext:value-type="float">
            <text:p>2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89]/([.E189]*0.5))*[.G189]" office:value-type="float" office:value="10.185861952" calcext:value-type="float">
            <text:p>10.19</text:p>
          </table:table-cell>
          <table:table-cell table:style-name="ce243"/>
          <table:table-cell table:style-name="ce248"/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90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190]/[.G190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90]/2.5)*0.7457" office:value-type="float" office:value="387.764" calcext:value-type="float">
            <text:p>388</text:p>
          </table:table-cell>
          <table:table-cell table:style-name="ce221" table:formula="of:=MIN(([.G190]*[.O190])*[.N190]*[.P190];[.L190])" office:value-type="float" office:value="276.139483526513" calcext:value-type="float">
            <text:p>2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90]/([.E190]*0.5))*[.G190]" office:value-type="float" office:value="12.4413028128" calcext:value-type="float">
            <text:p>12.44</text:p>
          </table:table-cell>
          <table:table-cell table:style-name="ce243"/>
          <table:table-cell table:style-name="ce248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191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191]/[.G191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191]/2.5)*0.7457" office:value-type="float" office:value="187.31984" calcext:value-type="float">
            <text:p>187</text:p>
          </table:table-cell>
          <table:table-cell table:style-name="ce221" table:formula="of:=MIN(([.G191]*[.O191])*[.N191]*[.P191];[.L191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91]/([.E191]*0.5))*[.G191]" office:value-type="float" office:value="12.3333333333333" calcext:value-type="float">
            <text:p>12.33</text:p>
          </table:table-cell>
          <table:table-cell table:style-name="ce243"/>
          <table:table-cell table:style-name="ce248"/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2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192]/[.G192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92]/2.5)*0.7457" office:value-type="float" office:value="334.0736" calcext:value-type="float">
            <text:p>334</text:p>
          </table:table-cell>
          <table:table-cell table:style-name="ce78" table:formula="of:=MIN(([.G192]*[.O192])*[.N192]*[.P192];[.L192])" office:value-type="float" office:value="293.050834955486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3" calcext:value-type="percentage">
            <text:p>4.93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92]/([.E192]*0.5))*[.G192]" office:value-type="float" office:value="10.0739294030769" calcext:value-type="float">
            <text:p>10.07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3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193]/[.G193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193]/2.5)*0.7457" office:value-type="float" office:value="755.54324" calcext:value-type="float">
            <text:p>756</text:p>
          </table:table-cell>
          <table:table-cell table:style-name="ce78" table:formula="of:=MIN(([.G193]*[.O193])*[.N193]*[.P193];[.L193])" office:value-type="float" office:value="398.38697236996" calcext:value-type="float">
            <text:p>3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3" office:value-type="percentage" office:value="0.0665" calcext:value-type="percentage">
            <text:p>6.6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7"/>
          <table:table-cell table:style-name="ce243" table:formula="of:=([.O193]/([.E193]*0.5))*[.G193]" office:value-type="float" office:value="9.8429464" calcext:value-type="float">
            <text:p>9.84</text:p>
          </table:table-cell>
          <table:table-cell table:style-name="ce243"/>
          <table:table-cell table:style-name="ce248"/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194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194]/[.G194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94]/2.5)*0.7457" office:value-type="float" office:value="442.9458" calcext:value-type="float">
            <text:p>443</text:p>
          </table:table-cell>
          <table:table-cell table:style-name="ce78" table:formula="of:=MIN(([.G194]*[.O194])*[.N194]*[.P194];[.L194])" office:value-type="float" office:value="278.623797638165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94]/([.E194]*0.5))*[.G194]" office:value-type="float" office:value="9.72985505374648" calcext:value-type="float">
            <text:p>9.73</text:p>
          </table:table-cell>
          <table:table-cell table:style-name="ce243"/>
          <table:table-cell table:style-name="ce248"/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5]/2" office:value-type="float" office:value="75" calcext:value-type="float">
            <text:p>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195]/[.G195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95]/2.5)*0.7457" office:value-type="float" office:value="548.8352" calcext:value-type="float">
            <text:p>549</text:p>
          </table:table-cell>
          <table:table-cell table:style-name="ce78" table:formula="of:=MIN(([.G195]*[.O195])*[.N195]*[.P195];[.L195])" office:value-type="float" office:value="413.6102852256" calcext:value-type="float">
            <text:p>4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3" table:formula="of:=([.O195]/([.E195]*0.5))*[.G195]" office:value-type="float" office:value="9" calcext:value-type="float">
            <text:p>9.00</text:p>
          </table:table-cell>
          <table:table-cell table:style-name="ce243"/>
          <table:table-cell table:style-name="ce248"/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196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196]/[.G196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196]/2.5)*0.7457" office:value-type="float" office:value="459.3512" calcext:value-type="float">
            <text:p>459</text:p>
          </table:table-cell>
          <table:table-cell table:style-name="ce78" table:formula="of:=MIN(([.G196]*[.O196])*[.N196]*[.P196];[.L196])" office:value-type="float" office:value="323.115463643098" calcext:value-type="float">
            <text:p>32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3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3" table:formula="of:=([.O196]/([.E196]*0.5))*[.G196]" office:value-type="float" office:value="8.14613605442177" calcext:value-type="float">
            <text:p>8.15</text:p>
          </table:table-cell>
          <table:table-cell table:style-name="ce243"/>
          <table:table-cell table:style-name="ce248"/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197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197]/[.G197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197]/2.5)*0.7457" office:value-type="float" office:value="158.98324" calcext:value-type="float">
            <text:p>159</text:p>
          </table:table-cell>
          <table:table-cell table:style-name="ce78" table:formula="of:=MIN(([.G197]*[.O197])*[.N197]*[.P197];[.L197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3" table:formula="of:=([.O197]/([.E197]*0.5))*[.G197]" office:value-type="float" office:value="9.33333333333333" calcext:value-type="float">
            <text:p>9.33</text:p>
          </table:table-cell>
          <table:table-cell table:style-name="ce243"/>
          <table:table-cell table:style-name="ce251"/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198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185]/2" office:value-type="float" office:value="665.5" calcext:value-type="float">
            <text:p>665.5</text:p>
          </table:table-cell>
          <table:table-cell table:style-name="ce48" table:formula="of:=[.H198]/[.G198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198]/2.5)*0.7457" office:value-type="float" office:value="198.50534" calcext:value-type="float">
            <text:p>199</text:p>
          </table:table-cell>
          <table:table-cell table:style-name="ce78" table:formula="of:=MIN(([.G198]*[.O198])*[.N198]*[.P198];[.L198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3" table:formula="of:=([.O198]/([.E198]*0.5))*[.G198]" office:value-type="float" office:value="4.53333333333333" calcext:value-type="float">
            <text:p>4.53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9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199]/[.G199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199]/2.5)*0.7457" office:value-type="float" office:value="473.07208" calcext:value-type="float">
            <text:p>473</text:p>
          </table:table-cell>
          <table:table-cell table:style-name="ce221" table:formula="of:=MIN(([.G199]*[.O199])*[.N199]*[.P199];[.L199])" office:value-type="float" office:value="380.7030197344" calcext:value-type="float">
            <text:p>3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3" table:formula="of:=([.O199]/([.E199]*0.5))*[.G199]" office:value-type="float" office:value="9.61538461538462" calcext:value-type="float">
            <text:p>9.62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0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00]/[.G200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00]/2.5)*0.7457" office:value-type="float" office:value="397.75638" calcext:value-type="float">
            <text:p>398</text:p>
          </table:table-cell>
          <table:table-cell table:style-name="ce78" table:formula="of:=MIN(([.G200]*[.O200])*[.N200]*[.P200];[.L200])" office:value-type="float" office:value="324.870151991543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3" table:formula="of:=([.O200]/([.E200]*0.5))*[.G200]" office:value-type="float" office:value="9.19230769230769" calcext:value-type="float">
            <text:p>9.19</text:p>
          </table:table-cell>
          <table:table-cell table:style-name="ce243"/>
          <table:table-cell table:style-name="ce251"/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1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01]/[.G201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01]/2.5)*0.7457" office:value-type="float" office:value="611.474" calcext:value-type="float">
            <text:p>611</text:p>
          </table:table-cell>
          <table:table-cell table:style-name="ce221" table:formula="of:=MIN(([.G201]*[.O201])*[.N201]*[.P201];[.L201])" office:value-type="float" office:value="446.988141552623" calcext:value-type="float">
            <text:p>44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3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3" table:formula="of:=([.O201]/([.E201]*0.5))*[.G201]" office:value-type="float" office:value="9.8429464" calcext:value-type="float">
            <text:p>9.84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2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02]/[.G202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02]/2.5)*0.7457" office:value-type="float" office:value="469.791" calcext:value-type="float">
            <text:p>470</text:p>
          </table:table-cell>
          <table:table-cell table:style-name="ce221" table:formula="of:=MIN(([.G202]*[.O202])*[.N202]*[.P202];[.L202])" office:value-type="float" office:value="448.618799192849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9" table:formula="of:=MIN([.T202]*[.F202]/[.G202]; 68)" office:value-type="float" office:value="44.225256075" calcext:value-type="float">
            <text:p>44.23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4" table:formula="of:=(52*0.45359237)/1.6" office:value-type="float" office:value="14.741752025" calcext:value-type="float">
            <text:p>14.74</text:p>
          </table:table-cell>
          <table:table-cell table:style-name="ce243" table:formula="of:=[.O202]/[.F202]" office:value-type="float" office:value="0.589670081" calcext:value-type="float">
            <text:p>0.59</text:p>
          </table:table-cell>
          <table:table-cell table:style-name="ce252"/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3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03]/[.G203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03]/2.5)*0.7457" office:value-type="float" office:value="336.75812" calcext:value-type="float">
            <text:p>337</text:p>
          </table:table-cell>
          <table:table-cell table:style-name="ce78" table:formula="of:=MIN(([.G203]*[.O203])*[.N203]*[.P203];[.L203])" office:value-type="float" office:value="260.192324941706" calcext:value-type="float">
            <text:p>26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3" table:formula="of:=([.O203]/([.E203]*0.5))*[.G203]" office:value-type="float" office:value="7.30769230769231" calcext:value-type="float">
            <text:p>7.31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4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04]/[.G204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04]/2.5)*0.7457" office:value-type="float" office:value="145.85892" calcext:value-type="float">
            <text:p>146</text:p>
          </table:table-cell>
          <table:table-cell table:style-name="ce221" table:formula="of:=MIN(([.G204]*[.O204])*[.N204]*[.P204];[.L204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3" table:formula="of:=([.O204]/([.E204]*0.5))*[.G204]" office:value-type="float" office:value="7.47091764705882" calcext:value-type="float">
            <text:p>7.47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5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05]/[.G205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05]/2.5)*0.7457" office:value-type="float" office:value="346.0048" calcext:value-type="float">
            <text:p>346</text:p>
          </table:table-cell>
          <table:table-cell table:style-name="ce78" table:formula="of:=MIN(([.G205]*[.O205])*[.N205]*[.P205];[.L205])" office:value-type="float" office:value="289.71122028597" calcext:value-type="float">
            <text:p>2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/>
          <table:table-cell table:style-name="ce243" table:formula="of:=([.O205]/([.E205]*0.5))*[.G205]" office:value-type="float" office:value="11.0526315789474" calcext:value-type="float">
            <text:p>11.05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06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06]/[.G206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06]/2.5)*0.7457" office:value-type="float" office:value="656.216" calcext:value-type="float">
            <text:p>656</text:p>
          </table:table-cell>
          <table:table-cell table:style-name="ce78" table:formula="of:=MIN(([.G206]*[.O206])*[.N206]*[.P206];[.L206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3" table:formula="of:=([.O206]/([.E206]*0.5))*[.G206]" office:value-type="float" office:value="14.5384615384615" calcext:value-type="float">
            <text:p>14.54</text:p>
          </table:table-cell>
          <table:table-cell table:style-name="ce243"/>
          <table:table-cell table:style-name="ce252"/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7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07]/[.G207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07]/2.5)*0.7457" office:value-type="float" office:value="527.9556" calcext:value-type="float">
            <text:p>528</text:p>
          </table:table-cell>
          <table:table-cell table:style-name="ce78" table:formula="of:=MIN(([.G207]*[.O207])*[.N207]*[.P207];[.L207])" office:value-type="float" office:value="332.072356697532" calcext:value-type="float">
            <text:p>3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3" table:formula="of:=([.O207]/([.E207]*0.5))*[.G207]" office:value-type="float" office:value="14.1176470588235" calcext:value-type="float">
            <text:p>14.12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8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08]/[.G208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08]/2.5)*0.7457" office:value-type="float" office:value="392.2382" calcext:value-type="float">
            <text:p>392</text:p>
          </table:table-cell>
          <table:table-cell table:style-name="ce78" table:formula="of:=MIN(([.G208]*[.O208])*[.N208]*[.P208];[.L208])" office:value-type="float" office:value="381.2703863808" calcext:value-type="float">
            <text:p>3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23"/>
          <table:table-cell table:style-name="ce243" table:formula="of:=([.O208]/([.E208]*0.5))*[.G208]" office:value-type="float" office:value="9.61538461538462" calcext:value-type="float">
            <text:p>9.62</text:p>
          </table:table-cell>
          <table:table-cell table:style-name="ce243"/>
          <table:table-cell table:style-name="ce252"/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9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09]/[.G209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09]/2.5)*0.7457" office:value-type="float" office:value="317.6682" calcext:value-type="float">
            <text:p>318</text:p>
          </table:table-cell>
          <table:table-cell table:style-name="ce78" table:formula="of:=MIN(([.G209]*[.O209])*[.N209]*[.P209];[.L209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24.5" calcext:value-type="float">
            <text:p>24.50</text:p>
          </table:table-cell>
          <table:table-cell table:style-name="ce93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/>
          <table:table-cell table:style-name="ce243" table:formula="of:=([.O209]/([.E209]*0.5))*[.G209]" office:value-type="float" office:value="8.11034482758621" calcext:value-type="float">
            <text:p>8.11</text:p>
          </table:table-cell>
          <table:table-cell table:style-name="ce243"/>
          <table:table-cell table:style-name="ce252"/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10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10]/[.G210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10]/2.5)*0.7457" office:value-type="float" office:value="514.533" calcext:value-type="float">
            <text:p>515</text:p>
          </table:table-cell>
          <table:table-cell table:style-name="ce78" table:formula="of:=MIN(([.G210]*[.O210])*[.N210]*[.P210];[.L210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3" table:formula="of:=([.O210]/([.E210]*0.5))*[.G210]" office:value-type="float" office:value="12.027038164898" calcext:value-type="float">
            <text:p>12.03</text:p>
          </table:table-cell>
          <table:table-cell table:style-name="ce243"/>
          <table:table-cell table:style-name="ce252"/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11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11]/[.G211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11]/2.5)*0.7457" office:value-type="float" office:value="385.97432" calcext:value-type="float">
            <text:p>386</text:p>
          </table:table-cell>
          <table:table-cell table:style-name="ce221" table:formula="of:=MIN(([.G211]*[.O211])*[.N211]*[.P211];[.L211])" office:value-type="float" office:value="385.80931955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/>
          <table:table-cell table:style-name="ce243" table:formula="of:=([.O211]/([.E211]*0.5))*[.G211]" office:value-type="float" office:value="10.8695652173913" calcext:value-type="float">
            <text:p>10.87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12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12]/[.G212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12]/2.5)*0.7457" office:value-type="float" office:value="541.3782" calcext:value-type="float">
            <text:p>541</text:p>
          </table:table-cell>
          <table:table-cell table:style-name="ce78" table:formula="of:=MIN(([.G212]*[.O212])*[.N212]*[.P212];[.L212])" office:value-type="float" office:value="440.247442591425" calcext:value-type="float">
            <text:p>4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3" table:formula="of:=([.O212]/([.E212]*0.5))*[.G212]" office:value-type="float" office:value="10.1973684210526" calcext:value-type="float">
            <text:p>10.20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3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13]/[.G213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13]/2.5)*0.7457" office:value-type="float" office:value="394.02788" calcext:value-type="float">
            <text:p>394</text:p>
          </table:table-cell>
          <table:table-cell table:style-name="ce78" table:formula="of:=MIN(([.G213]*[.O213])*[.N213]*[.P213];[.L213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/>
          <table:table-cell table:style-name="ce243" table:formula="of:=([.O213]/([.E213]*0.5))*[.G213]" office:value-type="float" office:value="9.79310344827586" calcext:value-type="float">
            <text:p>9.79</text:p>
          </table:table-cell>
          <table:table-cell table:style-name="ce243"/>
          <table:table-cell table:style-name="ce252"/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14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14]/[.G214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14]/2.5)*0.7457" office:value-type="float" office:value="328.108" calcext:value-type="float">
            <text:p>328</text:p>
          </table:table-cell>
          <table:table-cell table:style-name="ce221" table:formula="of:=MIN(([.G214]*[.O214])*[.N214]*[.P214];[.L214])" office:value-type="float" office:value="242.550028931684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3" table:formula="of:=([.O214]/([.E214]*0.5))*[.G214]" office:value-type="float" office:value="11.734227826087" calcext:value-type="float">
            <text:p>11.73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5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15]/[.G215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15]/2.5)*0.7457" office:value-type="float" office:value="503.19836" calcext:value-type="float">
            <text:p>503</text:p>
          </table:table-cell>
          <table:table-cell table:style-name="ce221" table:formula="of:=MIN(([.G215]*[.O215])*[.N215]*[.P215];[.L215])" office:value-type="float" office:value="419.73784500672" calcext:value-type="float">
            <text:p>4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3" table:formula="of:=([.O215]/([.E215]*0.5))*[.G215]" office:value-type="float" office:value="10.3846153846154" calcext:value-type="float">
            <text:p>10.38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16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16]/[.G216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16]/2.5)*0.7457" office:value-type="float" office:value="562.2578" calcext:value-type="float">
            <text:p>562</text:p>
          </table:table-cell>
          <table:table-cell table:style-name="ce78" table:formula="of:=MIN(([.G216]*[.O216])*[.N216]*[.P216];[.L216])" office:value-type="float" office:value="418.133630958952" calcext:value-type="float">
            <text:p>4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/>
          <table:table-cell table:style-name="ce243" table:formula="of:=([.O216]/([.E216]*0.5))*[.G216]" office:value-type="float" office:value="12" calcext:value-type="float">
            <text:p>12.00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7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17]/[.G217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17]/2.5)*0.7457" office:value-type="float" office:value="344.5134" calcext:value-type="float">
            <text:p>345</text:p>
          </table:table-cell>
          <table:table-cell table:style-name="ce78" table:formula="of:=MIN(([.G217]*[.O217])*[.N217]*[.P217];[.L217])" office:value-type="float" office:value="328.86" calcext:value-type="float">
            <text:p>329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/>
          <table:table-cell table:style-name="ce243" table:formula="of:=([.O217]/([.E217]*0.5))*[.G217]" office:value-type="float" office:value="8.27586206896552" calcext:value-type="float">
            <text:p>8.28</text:p>
          </table:table-cell>
          <table:table-cell table:style-name="ce243"/>
          <table:table-cell table:style-name="ce252"/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18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18]/[.G218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18]/2.5)*0.7457" office:value-type="float" office:value="351.9704" calcext:value-type="float">
            <text:p>352</text:p>
          </table:table-cell>
          <table:table-cell table:style-name="ce78" table:formula="of:=MIN(([.G218]*[.O218])*[.N218]*[.P218];[.L218])" office:value-type="float" office:value="294.795368171381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/>
          <table:table-cell table:style-name="ce243" table:formula="of:=([.O218]/([.E218]*0.5))*[.G218]" office:value-type="float" office:value="11.2631578947368" calcext:value-type="float">
            <text:p>11.26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19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19]/[.G219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19]/2.5)*0.7457" office:value-type="float" office:value="383.2898" calcext:value-type="float">
            <text:p>383</text:p>
          </table:table-cell>
          <table:table-cell table:style-name="ce78" table:formula="of:=MIN(([.G219]*[.O219])*[.N219]*[.P219];[.L219])" office:value-type="float" office:value="370.5156" calcext:value-type="float">
            <text:p>371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6" calcext:value-type="percentage">
            <text:p>6.7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/>
          <table:table-cell table:style-name="ce243" table:formula="of:=([.O219]/([.E219]*0.5))*[.G219]" office:value-type="float" office:value="9.18367346938775" calcext:value-type="float">
            <text:p>9.18</text:p>
          </table:table-cell>
          <table:table-cell table:style-name="ce243"/>
          <table:table-cell table:style-name="ce252"/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0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20]/[.G220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20]/2.5)*0.7457" office:value-type="float" office:value="454.877" calcext:value-type="float">
            <text:p>455</text:p>
          </table:table-cell>
          <table:table-cell table:style-name="ce78" table:formula="of:=MIN(([.G220]*[.O220])*[.N220]*[.P220];[.L220])" office:value-type="float" office:value="348.444692465794" calcext:value-type="float">
            <text:p>3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/>
          <table:table-cell table:style-name="ce243" table:formula="of:=([.O220]/([.E220]*0.5))*[.G220]" office:value-type="float" office:value="12.5" calcext:value-type="float">
            <text:p>12.50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21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21]/[.G221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21]/2.5)*0.7457" office:value-type="float" office:value="454.877" calcext:value-type="float">
            <text:p>455</text:p>
          </table:table-cell>
          <table:table-cell table:style-name="ce78" table:formula="of:=MIN(([.G221]*[.O221])*[.N221]*[.P221];[.L221])" office:value-type="float" office:value="348.444692465794" calcext:value-type="float">
            <text:p>3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/>
          <table:table-cell table:style-name="ce243" table:formula="of:=([.O221]/([.E221]*0.5))*[.G221]" office:value-type="float" office:value="11.3636363636364" calcext:value-type="float">
            <text:p>11.36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22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22]/[.G222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22]/2.5)*0.7457" office:value-type="float" office:value="560.7664" calcext:value-type="float">
            <text:p>561</text:p>
          </table:table-cell>
          <table:table-cell table:style-name="ce78" table:formula="of:=MIN(([.G222]*[.O222])*[.N222]*[.P222];[.L222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/>
          <table:table-cell table:style-name="ce243" table:formula="of:=([.O222]/([.E222]*0.5))*[.G222]" office:value-type="float" office:value="10.5633802816901" calcext:value-type="float">
            <text:p>10.56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3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23]/[.G223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23]/2.5)*0.7457" office:value-type="float" office:value="256.5208" calcext:value-type="float">
            <text:p>257</text:p>
          </table:table-cell>
          <table:table-cell table:style-name="ce78" table:formula="of:=MIN(([.G223]*[.O223])*[.N223]*[.P223];[.L223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45" calcext:value-type="float">
            <text:p>23.45</text:p>
          </table:table-cell>
          <table:table-cell table:style-name="ce93" office:value-type="percentage" office:value="0.0666" calcext:value-type="percentage">
            <text:p>6.6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23"/>
          <table:table-cell table:style-name="ce243" table:formula="of:=([.O223]/([.E223]*0.5))*[.G223]" office:value-type="float" office:value="9.49725" calcext:value-type="float">
            <text:p>9.50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4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24]/[.G224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24]/2.5)*0.7457" office:value-type="float" office:value="344.5134" calcext:value-type="float">
            <text:p>345</text:p>
          </table:table-cell>
          <table:table-cell table:style-name="ce78" table:formula="of:=MIN(([.G224]*[.O224])*[.N224]*[.P224];[.L224])" office:value-type="float" office:value="324.768712488642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/>
          <table:table-cell table:style-name="ce243" table:formula="of:=([.O224]/([.E224]*0.5))*[.G224]" office:value-type="float" office:value="9.23076923076923" calcext:value-type="float">
            <text:p>9.23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5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25]/[.G225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25]/2.5)*0.7457" office:value-type="float" office:value="348.16733" calcext:value-type="float">
            <text:p>348</text:p>
          </table:table-cell>
          <table:table-cell table:style-name="ce78" table:formula="of:=MIN(([.G225]*[.O225])*[.N225]*[.P225];[.L225])" office:value-type="float" office:value="294.08732044113" calcext:value-type="float">
            <text:p>2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/>
          <table:table-cell table:style-name="ce243" table:formula="of:=([.O225]/([.E225]*0.5))*[.G225]" office:value-type="float" office:value="12.4117647058824" calcext:value-type="float">
            <text:p>12.41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6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26]/[.G226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26]/2.5)*0.7457" office:value-type="float" office:value="351.9704" calcext:value-type="float">
            <text:p>352</text:p>
          </table:table-cell>
          <table:table-cell table:style-name="ce78" table:formula="of:=MIN(([.G226]*[.O226])*[.N226]*[.P226];[.L226])" office:value-type="float" office:value="301.741945330058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/>
          <table:table-cell table:style-name="ce243" table:formula="of:=([.O226]/([.E226]*0.5))*[.G226]" office:value-type="float" office:value="10.7" calcext:value-type="float">
            <text:p>10.70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27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27]/[.G227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27]/2.5)*0.7457" office:value-type="float" office:value="560.7664" calcext:value-type="float">
            <text:p>561</text:p>
          </table:table-cell>
          <table:table-cell table:style-name="ce78" table:formula="of:=MIN(([.G227]*[.O227])*[.N227]*[.P227];[.L227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/>
          <table:table-cell table:style-name="ce243" table:formula="of:=([.O227]/([.E227]*0.5))*[.G227]" office:value-type="float" office:value="16.6666666666667" calcext:value-type="float">
            <text:p>16.67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28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28]/[.G228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28]/2.5)*0.7457" office:value-type="float" office:value="429.5232" calcext:value-type="float">
            <text:p>430</text:p>
          </table:table-cell>
          <table:table-cell table:style-name="ce78" table:formula="of:=MIN(([.G228]*[.O228])*[.N228]*[.P228];[.L228])" office:value-type="float" office:value="420.970001187475" calcext:value-type="float">
            <text:p>4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3" office:value-type="percentage" office:value="0.0605" calcext:value-type="percentage">
            <text:p>6.0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/>
          <table:table-cell table:style-name="ce243" table:formula="of:=([.O228]/([.E228]*0.5))*[.G228]" office:value-type="float" office:value="11.992027972028" calcext:value-type="float">
            <text:p>11.99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29]/[.G229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29]/2.5)*0.7457" office:value-type="float" office:value="873.9604" calcext:value-type="float">
            <text:p>874</text:p>
          </table:table-cell>
          <table:table-cell table:style-name="ce78" table:formula="of:=MIN(([.G229]*[.O229])*[.N229]*[.P229];[.L229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9" table:formula="of:=MIN([.T229]*[.F229]/[.G229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/>
          <table:table-cell table:style-name="ce244" table:formula="of:=(52*0.45359237)/1.6" office:value-type="float" office:value="14.741752025" calcext:value-type="float">
            <text:p>14.74</text:p>
          </table:table-cell>
          <table:table-cell table:style-name="ce243" table:formula="of:=[.O229]/[.F229]" office:value-type="float" office:value="0.359554927439024" calcext:value-type="float">
            <text:p>0.36</text:p>
          </table:table-cell>
          <table:table-cell table:style-name="ce252"/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30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30]/[.G230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30]/2.5)*0.7457" office:value-type="float" office:value="560.7664" calcext:value-type="float">
            <text:p>561</text:p>
          </table:table-cell>
          <table:table-cell table:style-name="ce78" table:formula="of:=MIN(([.G230]*[.O230])*[.N230]*[.P230];[.L230])" office:value-type="float" office:value="432.881960861566" calcext:value-type="float">
            <text:p>43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/>
          <table:table-cell table:style-name="ce243" table:formula="of:=([.O230]/([.E230]*0.5))*[.G230]" office:value-type="float" office:value="10.7328732394366" calcext:value-type="float">
            <text:p>10.73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1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31]/[.G231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31]/2.5)*0.7457" office:value-type="float" office:value="385.97432" calcext:value-type="float">
            <text:p>386</text:p>
          </table:table-cell>
          <table:table-cell table:style-name="ce221" table:formula="of:=MIN(([.G231]*[.O231])*[.N231]*[.P231];[.L231])" office:value-type="float" office:value="367.268725746106" calcext:value-type="float">
            <text:p>3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9" table:formula="of:=MIN([.T231]*[.F231]/[.G231]; 68)" office:value-type="float" office:value="22.7930165925" calcext:value-type="float">
            <text:p>22.79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7"/>
          <table:table-cell table:style-name="ce244" table:formula="of:=(26.8*0.45359237)/1.6" office:value-type="float" office:value="7.5976721975" calcext:value-type="float">
            <text:p>7.60</text:p>
          </table:table-cell>
          <table:table-cell table:style-name="ce243" table:formula="of:=[.O231]/[.F231]" office:value-type="float" office:value="0.3039068879" calcext:value-type="float">
            <text:p>0.30</text:p>
          </table:table-cell>
          <table:table-cell table:style-name="ce248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32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32]/[.G232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32]/2.5)*0.7457" office:value-type="float" office:value="454.877" calcext:value-type="float">
            <text:p>455</text:p>
          </table:table-cell>
          <table:table-cell table:style-name="ce78" table:formula="of:=MIN(([.G232]*[.O232])*[.N232]*[.P232];[.L232])" office:value-type="float" office:value="344.89430986425" calcext:value-type="float">
            <text:p>3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/>
          <table:table-cell table:style-name="ce243" table:formula="of:=([.O232]/([.E232]*0.5))*[.G232]" office:value-type="float" office:value="11.6822429906542" calcext:value-type="float">
            <text:p>11.68</text:p>
          </table:table-cell>
          <table:table-cell table:style-name="ce243"/>
          <table:table-cell table:style-name="ce248"/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33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33]/[.G233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33]/2.5)*0.7457" office:value-type="float" office:value="308.779456" calcext:value-type="float">
            <text:p>309</text:p>
          </table:table-cell>
          <table:table-cell table:style-name="ce78" table:formula="of:=MIN(([.G233]*[.O233])*[.N233]*[.P233];[.L233])" office:value-type="float" office:value="308.576046367919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.45" calcext:value-type="float">
            <text:p>24.45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7"/>
          <table:table-cell table:style-name="ce243" table:formula="of:=([.O233]/([.E233]*0.5))*[.G233]" office:value-type="float" office:value="7.13675675675676" calcext:value-type="float">
            <text:p>7.14</text:p>
          </table:table-cell>
          <table:table-cell table:style-name="ce243"/>
          <table:table-cell table:style-name="ce248"/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34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34]/[.G234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34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9" table:formula="of:=788.171173959/[.G234]" office:value-type="float" office:value="27.1783163434138" calcext:value-type="float">
            <text:p>27.18</text:p>
          </table:table-cell>
          <table:table-cell table:style-name="ce92" table:formula="of:=([.M234]/[.N234])/([.G234]*[.O234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2" table:formula="of:=([.O234]/([.E234]*0.5))*[.G234]" office:value-type="float" office:value="10.169950631729" calcext:value-type="float">
            <text:p>10.17</text:p>
          </table:table-cell>
          <table:table-cell table:style-name="ce242" table:formula="of:=[.O234]/([.E234]*0.5)" office:value-type="float" office:value="0.350687952818242" calcext:value-type="float">
            <text:p>0.35</text:p>
          </table:table-cell>
          <table:table-cell table:style-name="ce253" table:formula="of:=([.S234]*1000)/[.T234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35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35]/[.G235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35]/2.5)*0.7457" office:value-type="float" office:value="392.83476" calcext:value-type="float">
            <text:p>393</text:p>
          </table:table-cell>
          <table:table-cell table:style-name="ce78" table:formula="of:=MIN(([.G235]*[.O235])*[.N235]*[.P235];[.L235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5" calcext:value-type="percentage">
            <text:p>7.25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/>
          <table:table-cell table:style-name="ce243" table:formula="of:=([.O235]/([.E235]*0.5))*[.G235]" office:value-type="float" office:value="10.1063829787234" calcext:value-type="float">
            <text:p>10.11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36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36]/[.G236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36]/2.5)*0.7457" office:value-type="float" office:value="288.43676" calcext:value-type="float">
            <text:p>288</text:p>
          </table:table-cell>
          <table:table-cell table:style-name="ce78" table:formula="of:=MIN(([.G236]*[.O236])*[.N236]*[.P236];[.L236])" office:value-type="float" office:value="212.554033309365" calcext:value-type="float">
            <text:p>2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3" table:formula="of:=([.O236]/([.E236]*0.5))*[.G236]" office:value-type="float" office:value="11.640985088" calcext:value-type="float">
            <text:p>11.64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37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37]/[.G237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37]/2.5)*0.7457" office:value-type="float" office:value="114.24124" calcext:value-type="float">
            <text:p>114</text:p>
          </table:table-cell>
          <table:table-cell table:style-name="ce78" table:formula="of:=MIN(([.G237]*[.O237])*[.N237]*[.P237];[.L237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3" table:formula="of:=([.O237]/([.E237]*0.5))*[.G237]" office:value-type="float" office:value="6.14583333333333" calcext:value-type="float">
            <text:p>6.15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38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38]/[.G238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38]/2.5)*0.7457" office:value-type="float" office:value="448.9114" calcext:value-type="float">
            <text:p>449</text:p>
          </table:table-cell>
          <table:table-cell table:style-name="ce78" table:formula="of:=MIN(([.G238]*[.O238])*[.N238]*[.P238];[.L238])" office:value-type="float" office:value="414.109660793399" calcext:value-type="float">
            <text:p>4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9" table:formula="of:=MIN([.T238]*[.F238]/[.G238]; 68)" office:value-type="float" office:value="36.449386875" calcext:value-type="float">
            <text:p>36.45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/>
          <table:table-cell table:style-name="ce244" table:formula="of:=(60*0.45359237)/1.6" office:value-type="float" office:value="17.009713875" calcext:value-type="float">
            <text:p>17.01</text:p>
          </table:table-cell>
          <table:table-cell table:style-name="ce243" table:formula="of:=[.O238]/[.F238]" office:value-type="float" office:value="0.60748978125" calcext:value-type="float">
            <text:p>0.61</text:p>
          </table:table-cell>
          <table:table-cell table:style-name="ce252"/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39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39]/[.G239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39]/2.5)*0.7457" office:value-type="float" office:value="593.5772" calcext:value-type="float">
            <text:p>594</text:p>
          </table:table-cell>
          <table:table-cell table:style-name="ce78" table:formula="of:=MIN(([.G239]*[.O239])*[.N239]*[.P239];[.L239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9" table:formula="of:=MIN([.T239]*[.F239]/[.G239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4" table:formula="of:=(50*0.45359237)/1.6" office:value-type="float" office:value="14.1747615625" calcext:value-type="float">
            <text:p>14.17</text:p>
          </table:table-cell>
          <table:table-cell table:style-name="ce243" table:formula="of:=[.O239]/[.F239]" office:value-type="float" office:value="0.429538229166667" calcext:value-type="float">
            <text:p>0.43</text:p>
          </table:table-cell>
          <table:table-cell table:style-name="ce250" table:formula="of:=([.S239]*1000)/[.T239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40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40]/[.G240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40]/2.5)*0.7457" office:value-type="float" office:value="274.745708" calcext:value-type="float">
            <text:p>275</text:p>
          </table:table-cell>
          <table:table-cell table:style-name="ce78" table:formula="of:=MIN(([.G240]*[.O240])*[.N240]*[.P240];[.L240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/>
          <table:table-cell table:style-name="ce243" table:formula="of:=([.O240]/([.E240]*0.5))*[.G240]" office:value-type="float" office:value="16.25" calcext:value-type="float">
            <text:p>16.25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41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41]/[.G241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41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8" table:formula="of:=([.M241]/[.N241])/([.G241]*[.O241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/>
          <table:table-cell table:style-name="ce242" table:formula="of:=([.O241]/([.E241]*0.5))*[.G241]" office:value-type="float" office:value="15.1135483870968" calcext:value-type="float">
            <text:p>15.11</text:p>
          </table:table-cell>
          <table:table-cell table:style-name="ce242"/>
          <table:table-cell table:style-name="ce254"/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42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42]/[.G24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42]/2.5)*0.7457" office:value-type="float" office:value="377.3242" calcext:value-type="float">
            <text:p>377</text:p>
          </table:table-cell>
          <table:table-cell table:style-name="ce78" table:formula="of:=MIN(([.G242]*[.O242])*[.N242]*[.P242];[.L242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" calcext:value-type="percentage">
            <text:p>7.3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/>
          <table:table-cell table:style-name="ce243" table:formula="of:=([.O242]/([.E242]*0.5))*[.G242]" office:value-type="float" office:value="10.7142857142857" calcext:value-type="float">
            <text:p>10.71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43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43]/[.G243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43]/2.5)*0.7457" office:value-type="float" office:value="637.42436" calcext:value-type="float">
            <text:p>637</text:p>
          </table:table-cell>
          <table:table-cell table:style-name="ce78" table:formula="of:=MIN(([.G243]*[.O243])*[.N243]*[.P243];[.L243])" office:value-type="float" office:value="609.397813679259" calcext:value-type="float">
            <text:p>6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/>
          <table:table-cell table:style-name="ce243" table:formula="of:=([.O243]/([.E243]*0.5))*[.G243]" office:value-type="float" office:value="27.8125" calcext:value-type="float">
            <text:p>27.81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44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44]/[.G244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44]/2.5)*0.7457" office:value-type="float" office:value="620.4224" calcext:value-type="float">
            <text:p>620</text:p>
          </table:table-cell>
          <table:table-cell table:style-name="ce78" table:formula="of:=MIN(([.G244]*[.O244])*[.N244]*[.P244];[.L244])" office:value-type="float" office:value="399.385761742967" calcext:value-type="float">
            <text:p>3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9" table:formula="of:=MIN([.T244]*[.F244]/[.G244]; 68)" office:value-type="float" office:value="49.61166546875" calcext:value-type="float">
            <text:p>49.61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/>
          <table:table-cell table:style-name="ce244" table:formula="of:=(70*0.45359237)/1.6" office:value-type="float" office:value="19.8446661875" calcext:value-type="float">
            <text:p>19.84</text:p>
          </table:table-cell>
          <table:table-cell table:style-name="ce243" table:formula="of:=[.O244]/[.F244]" office:value-type="float" office:value="0.640150522177419" calcext:value-type="float">
            <text:p>0.64</text:p>
          </table:table-cell>
          <table:table-cell table:style-name="ce252"/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45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45]/[.G245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45]/2.5)*0.7457" office:value-type="float" office:value="802.3732" calcext:value-type="float">
            <text:p>802</text:p>
          </table:table-cell>
          <table:table-cell table:style-name="ce78" table:formula="of:=MIN(([.G245]*[.O245])*[.N245]*[.P245];[.L245])" office:value-type="float" office:value="622.854778134139" calcext:value-type="float">
            <text:p>62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/>
          <table:table-cell table:style-name="ce243" table:formula="of:=([.O245]/([.E245]*0.5))*[.G245]" office:value-type="float" office:value="13.325" calcext:value-type="float">
            <text:p>13.33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6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46]/[.G246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46]/2.5)*0.7457" office:value-type="float" office:value="417.592" calcext:value-type="float">
            <text:p>418</text:p>
          </table:table-cell>
          <table:table-cell table:style-name="ce78" table:formula="of:=MIN(([.G246]*[.O246])*[.N246]*[.P246];[.L246])" office:value-type="float" office:value="374.514644711415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23"/>
          <table:table-cell table:style-name="ce243" table:formula="of:=([.O246]/([.E246]*0.5))*[.G246]" office:value-type="float" office:value="8.96551724137931" calcext:value-type="float">
            <text:p>8.97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47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47]/[.G247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47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2" table:formula="of:=([.M247]/[.N247])/([.G247]*[.O247])" office:value-type="percentage" office:value="0.0702446216568018" calcext:value-type="percentage">
            <text:p>7.0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  <table:table-cell table:style-name="ce242" table:formula="of:=([.O247]/([.E247]*0.5))*[.G247]" office:value-type="float" office:value="9.38634306569343" calcext:value-type="float">
            <text:p>9.39</text:p>
          </table:table-cell>
          <table:table-cell table:style-name="ce242"/>
          <table:table-cell table:style-name="ce247"/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48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48]/[.G248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48]/2.5)*0.7457" office:value-type="float" office:value="345.40824" calcext:value-type="float">
            <text:p>345</text:p>
          </table:table-cell>
          <table:table-cell table:style-name="ce78" table:formula="of:=MIN(([.G248]*[.O248])*[.N248]*[.P248];[.L248])" office:value-type="float" office:value="298.232138529675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/>
          <table:table-cell table:style-name="ce244" table:formula="of:=(47*0.45359237)/1.6" office:value-type="float" office:value="13.32427586875" calcext:value-type="float">
            <text:p>13.32</text:p>
          </table:table-cell>
          <table:table-cell table:style-name="ce243" table:formula="of:=[.O248]/[.F248]" office:value-type="float" office:value="0.357142857142857" calcext:value-type="float">
            <text:p>0.36</text:p>
          </table:table-cell>
          <table:table-cell table:style-name="ce250"/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49]/[.G249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49]/2.5)*0.7457" office:value-type="float" office:value="499.619" calcext:value-type="float">
            <text:p>500</text:p>
          </table:table-cell>
          <table:table-cell table:style-name="ce78" table:formula="of:=MIN(([.G249]*[.O249])*[.N249]*[.P249];[.L249])" office:value-type="float" office:value="435.620357062389" calcext:value-type="float">
            <text:p>43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9" table:formula="of:=MIN([.T249]*[.F249]/[.G249]; 68)" office:value-type="float" office:value="38.3427300265625" calcext:value-type="float">
            <text:p>38.34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/>
          <table:table-cell table:style-name="ce244" table:formula="of:=(54.1*0.45359237)/1.6" office:value-type="float" office:value="15.337092010625" calcext:value-type="float">
            <text:p>15.34</text:p>
          </table:table-cell>
          <table:table-cell table:style-name="ce243" table:formula="of:=[.O249]/[.F249]" office:value-type="float" office:value="0.54775328609375" calcext:value-type="float">
            <text:p>0.55</text:p>
          </table:table-cell>
          <table:table-cell table:style-name="ce250"/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50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0]/[.G25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50]/2.5)*0.7457" office:value-type="float" office:value="454.877" calcext:value-type="float">
            <text:p>455</text:p>
          </table:table-cell>
          <table:table-cell table:style-name="ce78" table:formula="of:=MIN(([.G250]*[.O250])*[.N250]*[.P250];[.L250])" office:value-type="float" office:value="349.966285009312" calcext:value-type="float">
            <text:p>3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/>
          <table:table-cell table:style-name="ce243" table:formula="of:=([.O250]/([.E250]*0.5))*[.G250]" office:value-type="float" office:value="10.4166666666667" calcext:value-type="float">
            <text:p>10.42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51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1]/[.G251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51]/2.5)*0.7457" office:value-type="float" office:value="454.877" calcext:value-type="float">
            <text:p>455</text:p>
          </table:table-cell>
          <table:table-cell table:style-name="ce78" table:formula="of:=MIN(([.G251]*[.O251])*[.N251]*[.P251];[.L251])" office:value-type="float" office:value="346.618781413571" calcext:value-type="float">
            <text:p>3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.5" calcext:value-type="float">
            <text:p>25.50</text:p>
          </table:table-cell>
          <table:table-cell table:style-name="ce93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/>
          <table:table-cell table:style-name="ce243" table:formula="of:=([.O251]/([.E251]*0.5))*[.G251]" office:value-type="float" office:value="10.8974358974359" calcext:value-type="float">
            <text:p>10.90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2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52]/[.G252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52]/2.5)*0.7457" office:value-type="float" office:value="332.5822" calcext:value-type="float">
            <text:p>333</text:p>
          </table:table-cell>
          <table:table-cell table:style-name="ce78" table:formula="of:=MIN(([.G252]*[.O252])*[.N252]*[.P252];[.L252])" office:value-type="float" office:value="255.212864883648" calcext:value-type="float">
            <text:p>25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10" office:value-type="float" office:value="3.4" calcext:value-type="float">
            <text:p>3.4</text:p>
          </table:table-cell>
          <table:table-cell table:style-name="ce243" table:formula="of:=([.O252]/([.E252]*0.5))*[.G252]" office:value-type="float" office:value="8.05263157894737" calcext:value-type="float">
            <text:p>8.05</text:p>
          </table:table-cell>
          <table:table-cell table:style-name="ce243"/>
          <table:table-cell table:style-name="ce250" table:formula="of:=([.S252]*1000)/[.T252]" office:value-type="float" office:value="422.222222222222" calcext:value-type="float">
            <text:p>422.22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3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53]/[.G253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53]/2.5)*0.7457" office:value-type="float" office:value="472.47552" calcext:value-type="float">
            <text:p>472</text:p>
          </table:table-cell>
          <table:table-cell table:style-name="ce78" table:formula="of:=MIN(([.G253]*[.O253])*[.N253]*[.P253];[.L253])" office:value-type="float" office:value="331.352136226933" calcext:value-type="float">
            <text:p>3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/>
          <table:table-cell table:style-name="ce243" table:formula="of:=([.O253]/([.E253]*0.5))*[.G253]" office:value-type="float" office:value="12.3684210526316" calcext:value-type="float">
            <text:p>12.37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54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54]/[.G254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54]/2.5)*0.7457" office:value-type="float" office:value="284.8574" calcext:value-type="float">
            <text:p>285</text:p>
          </table:table-cell>
          <table:table-cell table:style-name="ce78" table:formula="of:=MIN(([.G254]*[.O254])*[.N254]*[.P254];[.L254])" office:value-type="float" office:value="197.051423504551" calcext:value-type="float">
            <text:p>1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3" table:formula="of:=([.O254]/([.E254]*0.5))*[.G254]" office:value-type="float" office:value="9.78444867310345" calcext:value-type="float">
            <text:p>9.78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55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55]/[.G255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55]/2.5)*0.7457" office:value-type="float" office:value="262.4864" calcext:value-type="float">
            <text:p>262</text:p>
          </table:table-cell>
          <table:table-cell table:style-name="ce78" table:formula="of:=MIN(([.G255]*[.O255])*[.N255]*[.P255];[.L255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3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/>
          <table:table-cell table:style-name="ce243" table:formula="of:=([.O255]/([.E255]*0.5))*[.G255]" office:value-type="float" office:value="9.79758" calcext:value-type="float">
            <text:p>9.80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56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56]/[.G256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56]/2.5)*0.7457" office:value-type="float" office:value="517.5158" calcext:value-type="float">
            <text:p>518</text:p>
          </table:table-cell>
          <table:table-cell table:style-name="ce78" table:formula="of:=MIN(([.G256]*[.O256])*[.N256]*[.P256];[.L256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9" table:formula="of:=MIN([.T256]*[.F256]/[.G256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/>
          <table:table-cell table:style-name="ce244" table:formula="of:=(38.4*0.45359237)/1.6" office:value-type="float" office:value="10.88621688" calcext:value-type="float">
            <text:p>10.89</text:p>
          </table:table-cell>
          <table:table-cell table:style-name="ce243" table:formula="of:=[.O256]/[.F256]" office:value-type="float" office:value="0.351168286451613" calcext:value-type="float">
            <text:p>0.35</text:p>
          </table:table-cell>
          <table:table-cell table:style-name="ce250"/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57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57]/[.G257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57]/2.5)*0.7457" office:value-type="float" office:value="526.4642" calcext:value-type="float">
            <text:p>526</text:p>
          </table:table-cell>
          <table:table-cell table:style-name="ce78" table:formula="of:=MIN(([.G257]*[.O257])*[.N257]*[.P257];[.L257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9" table:formula="of:=MIN([.T257]*[.F257]/[.G257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/>
          <table:table-cell table:style-name="ce244" table:formula="of:=(51*0.45359237)/1.6" office:value-type="float" office:value="14.45825679375" calcext:value-type="float">
            <text:p>14.46</text:p>
          </table:table-cell>
          <table:table-cell table:style-name="ce243" table:formula="of:=[.O257]/[.F257]" office:value-type="float" office:value="0.5163663140625" calcext:value-type="float">
            <text:p>0.52</text:p>
          </table:table-cell>
          <table:table-cell table:style-name="ce250"/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8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8]/[.G258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58]/2.5)*0.7457" office:value-type="float" office:value="454.877" calcext:value-type="float">
            <text:p>455</text:p>
          </table:table-cell>
          <table:table-cell table:style-name="ce78" table:formula="of:=MIN(([.G258]*[.O258])*[.N258]*[.P258];[.L258])" office:value-type="float" office:value="349.966285009312" calcext:value-type="float">
            <text:p>3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/>
          <table:table-cell table:style-name="ce243" table:formula="of:=([.O258]/([.E258]*0.5))*[.G258]" office:value-type="float" office:value="13.1578947368421" calcext:value-type="float">
            <text:p>13.16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59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59]/[.G259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59]/2.5)*0.7457" office:value-type="float" office:value="300.06968" calcext:value-type="float">
            <text:p>300</text:p>
          </table:table-cell>
          <table:table-cell table:style-name="ce78" table:formula="of:=MIN(([.G259]*[.O259])*[.N259]*[.P259];[.L259])" office:value-type="float" office:value="232.4809739321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3" table:formula="of:=([.O259]/([.E259]*0.5))*[.G259]" office:value-type="float" office:value="11.459094696" calcext:value-type="float">
            <text:p>11.46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table:formula="of:=[.E260]/2" office:value-type="float" office:value="77.5" calcext:value-type="float">
            <text:p>77.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60]/[.G260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60]/2.5)*0.7457" office:value-type="float" office:value="780.0022" calcext:value-type="float">
            <text:p>780</text:p>
          </table:table-cell>
          <table:table-cell table:style-name="ce78" table:formula="of:=MIN(([.G260]*[.O260])*[.N260]*[.P260];[.L260])" office:value-type="float" office:value="601.753100840408" calcext:value-type="float">
            <text:p>6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9" table:formula="of:=MIN([.T260]*[.F260]/[.G260]; 68)" office:value-type="float" office:value="21.970880421875" calcext:value-type="float">
            <text:p>21.97</text:p>
          </table:table-cell>
          <table:table-cell table:style-name="ce93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/>
          <table:table-cell table:style-name="ce244" table:formula="of:=(45*0.45359237)/1.6" office:value-type="float" office:value="12.75728540625" calcext:value-type="float">
            <text:p>12.76</text:p>
          </table:table-cell>
          <table:table-cell table:style-name="ce243" table:formula="of:=[.O260]/[.F260]" office:value-type="float" office:value="0.28349523125" calcext:value-type="float">
            <text:p>0.28</text:p>
          </table:table-cell>
          <table:table-cell table:style-name="ce250"/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61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61]/[.G261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61]/2.5)*0.7457" office:value-type="float" office:value="408.6436" calcext:value-type="float">
            <text:p>409</text:p>
          </table:table-cell>
          <table:table-cell table:style-name="ce78" table:formula="of:=MIN(([.G261]*[.O261])*[.N261]*[.P261];[.L261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5" calcext:value-type="percentage">
            <text:p>7.2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/>
          <table:table-cell table:style-name="ce243" table:formula="of:=([.O261]/([.E261]*0.5))*[.G261]" office:value-type="float" office:value="11.2" calcext:value-type="float">
            <text:p>11.20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62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262]/[.G262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262]/2.5)*0.7457" office:value-type="float" office:value="514.533" calcext:value-type="float">
            <text:p>515</text:p>
          </table:table-cell>
          <table:table-cell table:style-name="ce78" table:formula="of:=MIN(([.G262]*[.O262])*[.N262]*[.P262];[.L262])" office:value-type="float" office:value="440.133830348176" calcext:value-type="float">
            <text:p>4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/>
          <table:table-cell table:style-name="ce243" table:formula="of:=([.O262]/([.E262]*0.5))*[.G262]" office:value-type="float" office:value="10.7851851851852" calcext:value-type="float">
            <text:p>10.79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63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63]/[.G26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263]/2.5)*0.7457" office:value-type="float" office:value="377.3242" calcext:value-type="float">
            <text:p>377</text:p>
          </table:table-cell>
          <table:table-cell table:style-name="ce78" table:formula="of:=MIN(([.G263]*[.O263])*[.N263]*[.P263];[.L263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/>
          <table:table-cell table:style-name="ce243" table:formula="of:=([.O263]/([.E263]*0.5))*[.G263]" office:value-type="float" office:value="10.7142857142857" calcext:value-type="float">
            <text:p>10.71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264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264]/[.G264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264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2" table:formula="of:=([.M264]/[.N264])/([.G264]*[.O264])" office:value-type="percentage" office:value="0.0675807250589802" calcext:value-type="percentage">
            <text:p>6.7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/>
          <table:table-cell table:style-name="ce242" table:formula="of:=([.O264]/([.E264]*0.5))*[.G264]" office:value-type="float" office:value="17.6396296296296" calcext:value-type="float">
            <text:p>17.64</text:p>
          </table:table-cell>
          <table:table-cell table:style-name="ce242"/>
          <table:table-cell table:style-name="ce247"/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65]/2" office:value-type="float" office:value="75" calcext:value-type="float">
            <text:p>75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265]/[.G265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265]/2.5)*0.7457" office:value-type="float" office:value="489.1792" calcext:value-type="float">
            <text:p>489</text:p>
          </table:table-cell>
          <table:table-cell table:style-name="ce78" table:formula="of:=MIN(([.G265]*[.O265])*[.N265]*[.P265];[.L265])" office:value-type="float" office:value="464.285948026199" calcext:value-type="float">
            <text:p>4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9" table:formula="of:=MIN([.T265]*[.F265]/[.G265]; 68)" office:value-type="float" office:value="29.76699928125" calcext:value-type="float">
            <text:p>29.77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/>
          <table:table-cell table:style-name="ce244" table:formula="of:=(43.4*0.45359237)/1.6" office:value-type="float" office:value="12.30369303625" calcext:value-type="float">
            <text:p>12.30</text:p>
          </table:table-cell>
          <table:table-cell table:style-name="ce243" table:formula="of:=[.O265]/[.F265]" office:value-type="float" office:value="0.39689332375" calcext:value-type="float">
            <text:p>0.40</text:p>
          </table:table-cell>
          <table:table-cell table:style-name="ce248"/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66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66]/[.G26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266]/2.5)*0.7457" office:value-type="float" office:value="377.3242" calcext:value-type="float">
            <text:p>377</text:p>
          </table:table-cell>
          <table:table-cell table:style-name="ce78" table:formula="of:=MIN(([.G266]*[.O266])*[.N266]*[.P266];[.L266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/>
          <table:table-cell table:style-name="ce243" table:formula="of:=([.O266]/([.E266]*0.5))*[.G266]" office:value-type="float" office:value="10.7142857142857" calcext:value-type="float">
            <text:p>10.71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267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267]/[.G267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267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2" table:formula="of:=([.M267]/[.N267])/([.G267]*[.O267])" office:value-type="percentage" office:value="0.0758680888883063" calcext:value-type="percentage">
            <text:p>7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/>
          <table:table-cell table:style-name="ce242" table:formula="of:=([.O267]/([.E267]*0.5))*[.G267]" office:value-type="float" office:value="13.947954" calcext:value-type="float">
            <text:p>13.95</text:p>
          </table:table-cell>
          <table:table-cell table:style-name="ce242"/>
          <table:table-cell table:style-name="ce247"/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68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68]/[.G268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268]/2.5)*0.7457" office:value-type="float" office:value="311.7026" calcext:value-type="float">
            <text:p>312</text:p>
          </table:table-cell>
          <table:table-cell table:style-name="ce78" table:formula="of:=MIN(([.G268]*[.O268])*[.N268]*[.P268];[.L268])" office:value-type="float" office:value="249.67947569775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" calcext:value-type="float">
            <text:p>23.81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/>
          <table:table-cell table:style-name="ce243" table:formula="of:=([.O268]/([.E268]*0.5))*[.G268]" office:value-type="float" office:value="9.04913" calcext:value-type="float">
            <text:p>9.05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69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269]/[.G269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269]/2.5)*0.7457" office:value-type="float" office:value="436.9802" calcext:value-type="float">
            <text:p>437</text:p>
          </table:table-cell>
          <table:table-cell table:style-name="ce78" table:formula="of:=MIN(([.G269]*[.O269])*[.N269]*[.P269];[.L269])" office:value-type="float" office:value="420.36530002278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/>
          <table:table-cell table:style-name="ce243" table:formula="of:=([.O269]/([.E269]*0.5))*[.G269]" office:value-type="float" office:value="15.5555555555556" calcext:value-type="float">
            <text:p>15.56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270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270]/[.G270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270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8" table:formula="of:=([.M270]/[.N270])/([.G270]*[.O270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/>
          <table:table-cell table:style-name="ce242" table:formula="of:=([.O270]/([.E270]*0.5))*[.G270]" office:value-type="float" office:value="17.069387755102" calcext:value-type="float">
            <text:p>17.07</text:p>
          </table:table-cell>
          <table:table-cell table:style-name="ce242"/>
          <table:table-cell table:style-name="ce247"/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71]/2" office:value-type="float" office:value="80" calcext:value-type="float">
            <text:p>8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271]/[.G271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271]/2.5)*0.7457" office:value-type="float" office:value="838.1668" calcext:value-type="float">
            <text:p>838</text:p>
          </table:table-cell>
          <table:table-cell table:style-name="ce78" table:formula="of:=MIN(([.G271]*[.O271])*[.N271]*[.P271];[.L271])" office:value-type="float" office:value="772.969012107525" calcext:value-type="float">
            <text:p>7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9" table:formula="of:=MIN([.T271]*[.F271]/[.G271]; 68)" office:value-type="float" office:value="25.4" calcext:value-type="float">
            <text:p>25.40</text:p>
          </table:table-cell>
          <table:table-cell table:style-name="ce93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/>
          <table:table-cell table:style-name="ce244" table:formula="of:=(1016/(40*1.6))" office:value-type="float" office:value="15.875" calcext:value-type="float">
            <text:p>15.88</text:p>
          </table:table-cell>
          <table:table-cell table:style-name="ce243" table:formula="of:=[.O271]/[.F271]" office:value-type="float" office:value="0.3175" calcext:value-type="float">
            <text:p>0.32</text:p>
          </table:table-cell>
          <table:table-cell table:style-name="ce248"/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72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72]/[.G272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72]/2.5)*0.7457" office:value-type="float" office:value="499.619" calcext:value-type="float">
            <text:p>500</text:p>
          </table:table-cell>
          <table:table-cell table:style-name="ce78" table:formula="of:=MIN(([.G272]*[.O272])*[.N272]*[.P272];[.L272])" office:value-type="float" office:value="417.524993941545" calcext:value-type="float">
            <text:p>4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/>
          <table:table-cell table:style-name="ce243" table:formula="of:=([.O272]/([.E272]*0.5))*[.G272]" office:value-type="float" office:value="9.33333333333333" calcext:value-type="float">
            <text:p>9.33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73]/2" office:value-type="float" office:value="52.5" calcext:value-type="float">
            <text:p>52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273]/[.G273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273]/2.5)*0.7457" office:value-type="float" office:value="441.4544" calcext:value-type="float">
            <text:p>441</text:p>
          </table:table-cell>
          <table:table-cell table:style-name="ce78" table:formula="of:=MIN(([.G273]*[.O273])*[.N273]*[.P273];[.L273])" office:value-type="float" office:value="353.628283368192" calcext:value-type="float">
            <text:p>3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2" calcext:value-type="percentage">
            <text:p>7.4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/>
          <table:table-cell table:style-name="ce243" table:formula="of:=([.O273]/([.E273]*0.5))*[.G273]" office:value-type="float" office:value="10" calcext:value-type="float">
            <text:p>10.00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74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274]/[.G274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274]/2.5)*0.7457" office:value-type="float" office:value="730.786" calcext:value-type="float">
            <text:p>731</text:p>
          </table:table-cell>
          <table:table-cell table:style-name="ce78" table:formula="of:=MIN(([.G274]*[.O274])*[.N274]*[.P274];[.L274])" office:value-type="float" office:value="628.773573014941" calcext:value-type="float">
            <text:p>62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/>
          <table:table-cell table:style-name="ce243" table:formula="of:=([.O274]/([.E274]*0.5))*[.G274]" office:value-type="float" office:value="16.669506" calcext:value-type="float">
            <text:p>16.67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75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275]/[.G275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275]/2.5)*0.7457" office:value-type="float" office:value="438.4716" calcext:value-type="float">
            <text:p>438</text:p>
          </table:table-cell>
          <table:table-cell table:style-name="ce78" table:formula="of:=MIN(([.G275]*[.O275])*[.N275]*[.P275];[.L275])" office:value-type="float" office:value="327.421032433853" calcext:value-type="float">
            <text:p>32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/>
          <table:table-cell table:style-name="ce243" table:formula="of:=([.O275]/([.E275]*0.5))*[.G275]" office:value-type="float" office:value="14.0625" calcext:value-type="float">
            <text:p>14.06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76]/2" office:value-type="float" office:value="77.5" calcext:value-type="float">
            <text:p>77.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276]/[.G276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276]/2.5)*0.7457" office:value-type="float" office:value="554.8008" calcext:value-type="float">
            <text:p>555</text:p>
          </table:table-cell>
          <table:table-cell table:style-name="ce78" table:formula="of:=MIN(([.G276]*[.O276])*[.N276]*[.P276];[.L276])" office:value-type="float" office:value="405.352898236071" calcext:value-type="float">
            <text:p>405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9" table:formula="of:=MIN([.T276]*[.F276]/[.G276]; 68)" office:value-type="float" office:value="26.223308890625" calcext:value-type="float">
            <text:p>26.22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/>
          <table:table-cell table:style-name="ce244" table:formula="of:=(37*0.45359237)/1.6" office:value-type="float" office:value="10.48932355625" calcext:value-type="float">
            <text:p>10.49</text:p>
          </table:table-cell>
          <table:table-cell table:style-name="ce243" table:formula="of:=[.O276]/[.F276]" office:value-type="float" office:value="0.338365276008064" calcext:value-type="float">
            <text:p>0.34</text:p>
          </table:table-cell>
          <table:table-cell table:style-name="ce250"/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table:formula="of:=[.E277]/2" office:value-type="float" office:value="40" calcext:value-type="float">
            <text:p>4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277]/[.G277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277]/2.5)*0.7457" office:value-type="float" office:value="286.3488" calcext:value-type="float">
            <text:p>286</text:p>
          </table:table-cell>
          <table:table-cell table:style-name="ce78" table:formula="of:=MIN(([.G277]*[.O277])*[.N277]*[.P277];[.L277])" office:value-type="float" office:value="271.869470152534" calcext:value-type="float">
            <text:p>27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3" table:formula="of:=([.O277]/([.E277]*0.5))*[.G277]" office:value-type="float" office:value="13.914614988" calcext:value-type="float">
            <text:p>13.91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78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278]/[.G278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278]/2.5)*0.7457" office:value-type="float" office:value="501.1104" calcext:value-type="float">
            <text:p>501</text:p>
          </table:table-cell>
          <table:table-cell table:style-name="ce78" table:formula="of:=MIN(([.G278]*[.O278])*[.N278]*[.P278];[.L278])" office:value-type="float" office:value="366.430013247002" calcext:value-type="float">
            <text:p>36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/>
          <table:table-cell table:style-name="ce243" table:formula="of:=([.O278]/([.E278]*0.5))*[.G278]" office:value-type="float" office:value="16.1111111111111" calcext:value-type="float">
            <text:p>16.11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279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279]/[.G279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279]/2.5)*0.7457" office:value-type="float" office:value="518.2615" calcext:value-type="float">
            <text:p>518</text:p>
          </table:table-cell>
          <table:table-cell table:style-name="ce78" table:formula="of:=MIN(([.G279]*[.O279])*[.N279]*[.P279];[.L279])" office:value-type="float" office:value="374.854660582465" calcext:value-type="float">
            <text:p>375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/>
          <table:table-cell table:style-name="ce243" table:formula="of:=([.O279]/([.E279]*0.5))*[.G279]" office:value-type="float" office:value="10.7550967357664" calcext:value-type="float">
            <text:p>10.76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0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280]/[.G280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280]/2.5)*0.7457" office:value-type="float" office:value="407.1522" calcext:value-type="float">
            <text:p>407</text:p>
          </table:table-cell>
          <table:table-cell table:style-name="ce78" table:formula="of:=MIN(([.G280]*[.O280])*[.N280]*[.P280];[.L280])" office:value-type="float" office:value="338.86932028119" calcext:value-type="float">
            <text:p>3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" calcext:value-type="percentage">
            <text:p>7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/>
          <table:table-cell table:style-name="ce243" table:formula="of:=([.O280]/([.E280]*0.5))*[.G280]" office:value-type="float" office:value="10.7142857142857" calcext:value-type="float">
            <text:p>10.71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81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281]/[.G281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281]/2.5)*0.7457" office:value-type="float" office:value="632.3536" calcext:value-type="float">
            <text:p>632</text:p>
          </table:table-cell>
          <table:table-cell table:style-name="ce78" table:formula="of:=MIN(([.G281]*[.O281])*[.N281]*[.P281];[.L281])" office:value-type="float" office:value="499.778734247306" calcext:value-type="float">
            <text:p>50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9" table:formula="of:=MIN([.T281]*[.F281]/[.G281]; 68)" office:value-type="float" office:value="27.6948729528372" calcext:value-type="float">
            <text:p>27.69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/>
          <table:table-cell table:style-name="ce244" table:formula="of:=(47.9*0.45359237)/1.6" office:value-type="float" office:value="13.579421576875" calcext:value-type="float">
            <text:p>13.58</text:p>
          </table:table-cell>
          <table:table-cell table:style-name="ce243" table:formula="of:=[.O281]/[.F281]" office:value-type="float" office:value="0.357353199391447" calcext:value-type="float">
            <text:p>0.36</text:p>
          </table:table-cell>
          <table:table-cell table:style-name="ce250"/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82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282]/[.G282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282]/2.5)*0.7457" office:value-type="float" office:value="511.5502" calcext:value-type="float">
            <text:p>512</text:p>
          </table:table-cell>
          <table:table-cell table:style-name="ce78" table:formula="of:=MIN(([.G282]*[.O282])*[.N282]*[.P282];[.L282])" office:value-type="float" office:value="402.115978466962" calcext:value-type="float">
            <text:p>40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51" calcext:value-type="percentage">
            <text:p>7.5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/>
          <table:table-cell table:style-name="ce243" table:formula="of:=([.O282]/([.E282]*0.5))*[.G282]" office:value-type="float" office:value="10.6655416216216" calcext:value-type="float">
            <text:p>10.67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3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283]/[.G283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283]/2.5)*0.7457" office:value-type="float" office:value="305.737" calcext:value-type="float">
            <text:p>306</text:p>
          </table:table-cell>
          <table:table-cell table:style-name="ce78" table:formula="of:=MIN(([.G283]*[.O283])*[.N283]*[.P283];[.L283])" office:value-type="float" office:value="227.439318567105" calcext:value-type="float">
            <text:p>22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/>
          <table:table-cell table:style-name="ce243" table:formula="of:=([.O283]/([.E283]*0.5))*[.G283]" office:value-type="float" office:value="9" calcext:value-type="float">
            <text:p>9.00</text:p>
          </table:table-cell>
          <table:table-cell table:style-name="ce243"/>
          <table:table-cell table:style-name="ce250"/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84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284]/[.G284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84]/2.5)*0.7457" office:value-type="float" office:value="363.9016" calcext:value-type="float">
            <text:p>364</text:p>
          </table:table-cell>
          <table:table-cell table:style-name="ce78" table:formula="of:=MIN(([.G284]*[.O284])*[.N284]*[.P284];[.L284])" office:value-type="float" office:value="316.37160985497" calcext:value-type="float">
            <text:p>31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/>
          <table:table-cell table:style-name="ce243" table:formula="of:=([.O284]/([.E284]*0.5))*[.G284]" office:value-type="float" office:value="10.886208" calcext:value-type="float">
            <text:p>10.89</text:p>
          </table:table-cell>
          <table:table-cell table:style-name="ce243"/>
          <table:table-cell table:style-name="ce250"/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85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285]/[.G285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85]/2.5)*0.7457" office:value-type="float" office:value="401.78316" calcext:value-type="float">
            <text:p>402</text:p>
          </table:table-cell>
          <table:table-cell table:style-name="ce78" table:formula="of:=MIN(([.G285]*[.O285])*[.N285]*[.P285];[.L285])" office:value-type="float" office:value="279.423562741772" calcext:value-type="float">
            <text:p>27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3" table:formula="of:=([.O285]/([.E285]*0.5))*[.G285]" office:value-type="float" office:value="9.96947469473684" calcext:value-type="float">
            <text:p>9.97</text:p>
          </table:table-cell>
          <table:table-cell table:style-name="ce243"/>
          <table:table-cell table:style-name="ce250"/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286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286]/[.G286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286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6" calcext:value-type="float">
            <text:p>26.00</text:p>
          </table:table-cell>
          <table:table-cell table:style-name="ce92" table:formula="of:=([.M286]/[.N286])/([.G286]*[.O286])" office:value-type="percentage" office:value="0.0772705400503288" calcext:value-type="percentage">
            <text:p>7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  <table:table-cell table:style-name="ce242" table:formula="of:=([.O286]/([.E286]*0.5))*[.G286]" office:value-type="float" office:value="10.7175572519084" calcext:value-type="float">
            <text:p>10.72</text:p>
          </table:table-cell>
          <table:table-cell table:style-name="ce242"/>
          <table:table-cell table:style-name="ce247"/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87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287]/[.G287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287]/2.5)*0.7457" office:value-type="float" office:value="738.243" calcext:value-type="float">
            <text:p>738</text:p>
          </table:table-cell>
          <table:table-cell table:style-name="ce78" table:formula="of:=MIN(([.G287]*[.O287])*[.N287]*[.P287];[.L287])" office:value-type="float" office:value="600.986046149944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/>
          <table:table-cell table:style-name="ce243" table:formula="of:=([.O287]/([.E287]*0.5))*[.G287]" office:value-type="float" office:value="14.288148" calcext:value-type="float">
            <text:p>14.29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88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288]/[.G288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288]/2.5)*0.7457" office:value-type="float" office:value="492.162" calcext:value-type="float">
            <text:p>492</text:p>
          </table:table-cell>
          <table:table-cell table:style-name="ce78" table:formula="of:=MIN(([.G288]*[.O288])*[.N288]*[.P288];[.L288])" office:value-type="float" office:value="413.323306577961" calcext:value-type="float">
            <text:p>41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/>
          <table:table-cell table:style-name="ce243" table:formula="of:=([.O288]/([.E288]*0.5))*[.G288]" office:value-type="float" office:value="11.5716359111111" calcext:value-type="float">
            <text:p>11.57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9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289]/[.G289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289]/2.5)*0.7457" office:value-type="float" office:value="407.45048" calcext:value-type="float">
            <text:p>407</text:p>
          </table:table-cell>
          <table:table-cell table:style-name="ce78" table:formula="of:=MIN(([.G289]*[.O289])*[.N289]*[.P289];[.L289])" office:value-type="float" office:value="382.055415052464" calcext:value-type="float">
            <text:p>38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/>
          <table:table-cell table:style-name="ce243" table:formula="of:=([.O289]/([.E289]*0.5))*[.G289]" office:value-type="float" office:value="11.5341965714286" calcext:value-type="float">
            <text:p>11.53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90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290]/[.G290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290]/2.5)*0.7457" office:value-type="float" office:value="359.72568" calcext:value-type="float">
            <text:p>360</text:p>
          </table:table-cell>
          <table:table-cell table:style-name="ce78" table:formula="of:=MIN(([.G290]*[.O290])*[.N290]*[.P290];[.L290])" office:value-type="float" office:value="330.810045740969" calcext:value-type="float">
            <text:p>33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/>
          <table:table-cell table:style-name="ce243" table:formula="of:=([.O290]/([.E290]*0.5))*[.G290]" office:value-type="float" office:value="10.886208" calcext:value-type="float">
            <text:p>10.89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291]/[.G291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291]/2.5)*0.7457" office:value-type="float" office:value="305.737" calcext:value-type="float">
            <text:p>306</text:p>
          </table:table-cell>
          <table:table-cell table:style-name="ce78" table:formula="of:=MIN(([.G291]*[.O291])*[.N291]*[.P291];[.L291])" office:value-type="float" office:value="250.728104123217" calcext:value-type="float">
            <text:p>25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table:formula="of:=[.U291]*([.E291]/2)" office:value-type="float" office:value="27.25" calcext:value-type="float">
            <text:p>27.25</text:p>
          </table:table-cell>
          <table:table-cell table:style-name="ce9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/>
          <table:table-cell table:style-name="ce243" table:formula="of:=([.O291]/([.E291]*0.5))*[.G291]" office:value-type="float" office:value="9.5375" calcext:value-type="float">
            <text:p>9.54</text:p>
          </table:table-cell>
          <table:table-cell table:style-name="ce243" office:value-type="float" office:value="0.545" calcext:value-type="float">
            <text:p>0.55</text:p>
          </table:table-cell>
          <table:table-cell table:style-name="ce248"/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292]/[.G292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292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9" table:formula="of:=(4850*0.45359237)/[.G292]" office:value-type="float" office:value="44.8963876428572" calcext:value-type="float">
            <text:p>44.90</text:p>
          </table:table-cell>
          <table:table-cell table:style-name="ce92" table:formula="of:=([.M292]/[.N292])/([.G292]*[.O292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4" table:formula="of:=(65*0.45359237)/1.6" office:value-type="float" office:value="18.42719003125" calcext:value-type="float">
            <text:p>18.43</text:p>
          </table:table-cell>
          <table:table-cell table:style-name="ce244" table:formula="of:=[.O292]/[.F292]" office:value-type="float" office:value="0.350753028459821" calcext:value-type="float">
            <text:p>0.35</text:p>
          </table:table-cell>
          <table:table-cell table:style-name="ce253" table:formula="of:=([.S292]*1000)/[.T292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293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293]/[.G293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293]/2.5)*0.7457" office:value-type="float" office:value="601.0342" calcext:value-type="float">
            <text:p>601</text:p>
          </table:table-cell>
          <table:table-cell table:style-name="ce78" table:formula="of:=MIN(([.G293]*[.O293])*[.N293]*[.P293];[.L293])" office:value-type="float" office:value="590.831135999945" calcext:value-type="float">
            <text:p>59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/>
          <table:table-cell table:style-name="ce243" table:formula="of:=([.O293]/([.E293]*0.5))*[.G293]" office:value-type="float" office:value="19.7931054545455" calcext:value-type="float">
            <text:p>19.79</text:p>
          </table:table-cell>
          <table:table-cell table:style-name="ce243"/>
          <table:table-cell/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94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294]/[.G294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294]/2.5)*0.7457" office:value-type="float" office:value="730.786" calcext:value-type="float">
            <text:p>731</text:p>
          </table:table-cell>
          <table:table-cell table:style-name="ce78" table:formula="of:=MIN(([.G294]*[.O294])*[.N294]*[.P294];[.L294])" office:value-type="float" office:value="680.675643688228" calcext:value-type="float">
            <text:p>68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3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/>
          <table:table-cell table:style-name="ce243" table:formula="of:=([.O294]/([.E294]*0.5))*[.G294]" office:value-type="float" office:value="16.502125" calcext:value-type="float">
            <text:p>16.50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295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295]/[.G295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295]/2.5)*0.7457" office:value-type="float" office:value="632.3536" calcext:value-type="float">
            <text:p>632</text:p>
          </table:table-cell>
          <table:table-cell table:style-name="ce78" table:formula="of:=MIN(([.G295]*[.O295])*[.N295]*[.P295];[.L295])" office:value-type="float" office:value="547.527737899122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69" calcext:value-type="float">
            <text:p>27.69</text:p>
          </table:table-cell>
          <table:table-cell table:style-name="ce93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40"/>
          <table:table-cell table:style-name="ce243" table:formula="of:=([.O295]/([.E295]*0.5))*[.G295]" office:value-type="float" office:value="13.6663548387097" calcext:value-type="float">
            <text:p>13.67</text:p>
          </table:table-cell>
          <table:table-cell table:style-name="ce243"/>
          <table:table-cell table:style-name="ce255"/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5" table:number-columns-repeated="3"/>
          <table:table-cell table:style-name="Default" table:number-columns-repeated="1002"/>
        </table:table-row>
        <table:table-row table:style-name="ro3" table:number-rows-repeated="10482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office:forms form:automatic-focus="false" form:apply-design-mode="false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34])*[Extrapolation.M234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35])*[Extrapolation.M235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34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292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0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6">00/00/0000</text:date>, <text:time style:data-style-name="N2" text:time-value="19:00:44.492423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9-12-26T18:57:04.137671998</dc:date>
    <meta:editing-duration>P50DT11H55M34S</meta:editing-duration>
    <meta:editing-cycles>2495</meta:editing-cycles>
    <meta:generator>LibreOffice/6.0.7.3$Linux_X86_64 LibreOffice_project/00m0$Build-3</meta:generator>
    <dc:creator>James Petts</dc:creator>
    <meta:document-statistic meta:table-count="5" meta:cell-count="6245" meta:object-count="0"/>
  </office:meta>
</office:document-meta>
</file>